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Verdana" svg:font-family="Verdana"/>
    <style:font-face style:name="Tahoma" svg:font-family="Tahoma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13.875cm"/>
    </style:style>
    <style:style style:name="co3" style:family="table-column">
      <style:table-column-properties fo:break-before="auto" style:column-width="14.907cm"/>
    </style:style>
    <style:style style:name="co4" style:family="table-column">
      <style:table-column-properties fo:break-before="auto" style:column-width="2.889cm"/>
    </style:style>
    <style:style style:name="co5" style:family="table-column">
      <style:table-column-properties fo:break-before="auto" style:column-width="11.552cm"/>
    </style:style>
    <style:style style:name="co6" style:family="table-column">
      <style:table-column-properties fo:break-before="auto" style:column-width="15.753cm"/>
    </style:style>
    <style:style style:name="co7" style:family="table-column">
      <style:table-column-properties fo:break-before="auto" style:column-width="8.013cm"/>
    </style:style>
    <style:style style:name="co9" style:family="table-column">
      <style:table-column-properties fo:break-before="auto" style:column-width="2.258cm"/>
    </style:style>
    <style:style style:name="ro4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82cm" fo:break-before="auto" style:use-optimal-row-height="false"/>
    </style:style>
    <style:style style:name="ro3" style:family="table-row">
      <style:table-row-properties style:row-height="0.623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ta2" style:family="table" style:master-page-name="TAB_5f_Foglio2">
      <style:table-properties table:display="true" style:writing-mode="lr-tb"/>
    </style:style>
    <style:style style:name="ta3" style:family="table" style:master-page-name="TAB_5f_Foglio3">
      <style:table-properties table:display="true" style:writing-mode="lr-tb"/>
    </style:style>
    <style:style style:name="ta4" style:family="table" style:master-page-name="TAB_5f_Foglio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ext-properties style:font-name="Arial" fo:font-size="14pt" style:font-size-asian="14pt" style:font-size-complex="14pt"/>
    </style:style>
    <style:style style:name="ce4" style:family="table-cell" style:parent-style-name="Default">
      <style:table-cell-properties fo:border="non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value-type" style:repeat-content="false" fo:wrap-option="wrap" fo:border="none" style:direction="ltr" style:rotation-angle="0" style:rotation-align="non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wrap" fo:border="none" style:direction="ltr" style:rotation-angle="0" style:rotation-align="non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style:rotation-angle="0" style:rotation-align="non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style:rotation-angle="0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/>
      <style:text-properties style:font-name="Arial" fo:font-size="14pt" style:font-size-asian="14pt" style:font-size-complex="14pt"/>
    </style:style>
    <style:style style:name="ce11" style:family="table-cell" style:parent-style-name="Default" style:data-style-name="N100">
      <style:table-cell-properties style:glyph-orientation-vertical="0" fo:background-color="#ffff00" style:text-align-source="value-type" style:repeat-content="false" fo:wrap-option="no-wrap" fo:border="none" style:direction="ltr" style:rotation-angle="0" style:rotation-align="non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no-wrap" fo:border="none" style:direction="ltr" style:rotation-angle="0" style:rotation-align="non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Default">
      <style:table-cell-properties fo:border="none"/>
      <style:text-properties fo:color="#000000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Foglio1" table:style-name="ta4" table:print-ranges="Foglio1.A1:Foglio1.D1048452">
        <office:forms form:automatic-focus="false" form:apply-design-mode="false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10"/>
        <table:table-column table:style-name="co6" table:default-cell-style-name="ce3"/>
        <table:table-column table:style-name="co7" table:default-cell-style-name="ce3"/>
        <table:table-column table:style-name="co9" table:number-columns-repeated="1016" table:default-cell-style-name="ce3"/>
        <table:table-row table:style-name="ro2">
          <table:table-cell table:style-name="ce1" office:value-type="string" calcext:value-type="string">
            <text:p>NOMINATIVO</text:p>
          </table:table-cell>
          <table:table-cell table:style-name="ce1" office:value-type="string" calcext:value-type="string">
            <text:p>ABITAZ. / UFFICIO</text:p>
          </table:table-cell>
          <table:table-cell table:style-name="ce1" office:value-type="string" calcext:value-type="string">
            <text:p>TIPO</text:p>
          </table:table-cell>
          <table:table-cell table:style-name="ce7" office:value-type="string" calcext:value-type="string">
            <text:p>N° TELEFONICO</text:p>
          </table:table-cell>
          <table:table-cell table:style-name="ce1" office:value-type="string" calcext:value-type="string">
            <text:p>ANNOTAZIONI</text:p>
          </table:table-cell>
          <table:table-cell table:style-name="ce1" office:value-type="string" calcext:value-type="string">
            <text:p>NOTE</text:p>
          </table:table-cell>
          <table:table-cell table:style-name="ce1" table:number-columns-repeated="5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BISATI ALBERT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764529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BM SISTEMI (COMPUTE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10177</text:p>
          </table:table-cell>
          <table:table-cell table:style-name="ce1" office:value-type="string" calcext:value-type="string">
            <text:p>COMPUTER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DRIA FRUT</text:p>
          </table:table-cell>
          <table:table-cell table:style-name="ce1" office:value-type="string" calcext:value-type="string">
            <text:p>MERCATO VERO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18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GANDI MASSIMO</text:p>
          </table:table-cell>
          <table:table-cell table:style-name="ce1" office:value-type="string" calcext:value-type="string">
            <text:p>CETRIOLI ZUCCHINE FAGIOLINI ETC...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58298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GE CONTROL – BANCA DATI (X VARIAZIO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6-398941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GE CONTROL – DOTT.CONTI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5477732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GE CONTROL – ROM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6-39894231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GENZIA IMMOBILIARE GRIMALDI (ISOLA D/SCALA)</text:p>
          </table:table-cell>
          <table:table-cell table:style-name="ce1" office:value-type="string" calcext:value-type="string">
            <text:p>LORENZO PADOVANI (PER CASA FOGGINI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6-68069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GENZIA TRANS MERCURIO (NAPOLI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755353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GENZIA TRANS MERCURIO (NAPOLI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81-5187735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GENZIA TRANS MERCURIO (NAPOLI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955076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GRIMONDO</text:p>
          </table:table-cell>
          <table:table-cell table:style-name="ce1" office:value-type="string" calcext:value-type="string">
            <text:p>GIUSEPP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835331</text:p>
          </table:table-cell>
          <table:table-cell table:style-name="ce1" table:number-columns-repeated="2"/>
          <table:table-cell table:style-name="ce13" table:number-columns-repeated="5"/>
          <table:table-cell table:style-name="ce1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GRIMONDO</text:p>
          </table:table-cell>
          <table:table-cell table:style-name="ce1" office:value-type="string" calcext:value-type="string">
            <text:p>SAR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21-4500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GRIMPORT (BG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5-958334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GRIMPORT (BG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958381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GRIVERDE (RICAMBI TRATTORI V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26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LBERTO CANOVA (EX UNIFACTOR ORA GENERALI VR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91190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LD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30392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LFANO GERARDO</text:p>
          </table:table-cell>
          <table:table-cell table:style-name="ce1" office:value-type="string" calcext:value-type="string">
            <text:p>SALERNO X FINOCCH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1767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LFANO GERARDO</text:p>
          </table:table-cell>
          <table:table-cell table:style-name="ce1" office:value-type="string" calcext:value-type="string">
            <text:p>UFF.BARBARA O DOMENIC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6014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LFONSO PEPE (NAPOL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9166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LITRANSPORT</text:p>
          </table:table-cell>
          <table:table-cell table:style-name="ce1" office:value-type="string" calcext:value-type="string">
            <text:p>AG.TRASP.ARCHIMED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5-5777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AT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11-34938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ATO</text:p>
          </table:table-cell>
          <table:table-cell table:style-name="ce1" office:value-type="string" calcext:value-type="string">
            <text:p>MOHAMED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412360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ATO</text:p>
          </table:table-cell>
          <table:table-cell table:style-name="ce1" office:value-type="string" calcext:value-type="string">
            <text:p>MOHAMEDA 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31949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ATO</text:p>
          </table:table-cell>
          <table:table-cell table:style-name="ce1" office:value-type="string" calcext:value-type="string">
            <text:p>VINCENZ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8533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A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34937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A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34937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BROSI NERIN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48530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BROSI NER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318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BRUOSI MARZIANO E VISCARDI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735-725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BRUOSI MARZIANO E VISCARDI</text:p>
          </table:table-cell>
          <table:table-cell table:style-name="ce1" office:value-type="string" calcext:value-type="string">
            <text:p>MARZ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2333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BRUOSI MARZIANO E VISCARDI</text:p>
          </table:table-cell>
          <table:table-cell table:style-name="ce1" office:value-type="string" calcext:value-type="string">
            <text:p>MARZ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6571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BRUOSI MARZIANO E VISCARDI</text:p>
          </table:table-cell>
          <table:table-cell table:style-name="ce1" office:value-type="string" calcext:value-type="string">
            <text:p>MARZ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61933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BRUOSI MARZIANO E VISCARDI</text:p>
          </table:table-cell>
          <table:table-cell table:style-name="ce1" office:value-type="string" calcext:value-type="string">
            <text:p>MARZIA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7248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DREIS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7109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DREI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227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DRIOLO GINO</text:p>
          </table:table-cell>
          <table:table-cell table:style-name="ce1" office:value-type="string" calcext:value-type="string">
            <text:p>PER CETRIOL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6640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GELUCCI SANDRO (natura crea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0-26769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GELUCCI SANDRO (natura cre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89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AUTIST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8638230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AUTIST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751590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6-02950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GIANLUCA (LO ZIO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5085015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5741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NAPAO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97799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TOLINI TRASPORTI E SPEDIZIONI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7014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TONACCI VINCENZO (APRICEN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48604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BIZANI MAUR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6214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BIZANI MAU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1-72224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CHIMEDE (DI GIUSEPPE GIULIAN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931-7222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CHIMEDE (DI GIUSEPPE GIULIANO)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6790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CHIMEDE (DI GIUSEPPE GIULI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31-7223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ENA FRUIT SRL (RADICCHIO EXPORT)</text:p>
          </table:table-cell>
          <table:table-cell table:style-name="ce1" office:value-type="string" calcext:value-type="string">
            <text:p>S. MARIA DI ZEVIO VR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7322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ENA FRUIT SRL (RADICCHIO EXPORT)</text:p>
          </table:table-cell>
          <table:table-cell table:style-name="ce1" office:value-type="string" calcext:value-type="string">
            <text:p>S. MARIA DI ZEVIO VR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7384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ENA FRUIT SRL (RADICCHIO EXPORT)</text:p>
          </table:table-cell>
          <table:table-cell table:style-name="ce1" office:value-type="string" calcext:value-type="string">
            <text:p>S. MARIA DI ZEVIO VR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7303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ENA FRUTT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1257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PAV</text:p>
          </table:table-cell>
          <table:table-cell table:style-name="ce1" office:value-type="string" calcext:value-type="string">
            <text:p>SIG.PEGORARO (PER ANALISI TERRENI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0-463659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TEC PROGETTI</text:p>
          </table:table-cell>
          <table:table-cell table:style-name="ce1" office:value-type="string" calcext:value-type="string">
            <text:p>GARIS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704656</text:p>
          </table:table-cell>
          <table:table-cell table:style-name="ce1" office:value-type="string" calcext:value-type="string">
            <text:p>STUDI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RTEC PROGET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10120</text:p>
          </table:table-cell>
          <table:table-cell table:style-name="ce1" office:value-type="string" calcext:value-type="string">
            <text:p>STUDIO</text:p>
          </table:table-cell>
          <table:table-cell table:style-name="ce1" office:value-type="string" calcext:value-type="string">
            <text:p>AUTO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ASCIONE SRL</text:p>
          </table:table-cell>
          <table:table-cell table:style-name="ce1" office:value-type="string" calcext:value-type="string">
            <text:p>POSTEGGIO MILA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9901346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SCIONE SRL</text:p>
          </table:table-cell>
          <table:table-cell table:style-name="ce1" office:value-type="string" calcext:value-type="string">
            <text:p>POSTEGGIO MILANO – FAX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2-55017608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SPARAGO D'ORO (COOP.ARCORE)</text:p>
          </table:table-cell>
          <table:table-cell table:style-name="ce1" office:value-type="string" calcext:value-type="string">
            <text:p>PIERO (PER RADICCHIO VERONA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6355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SSICOM</text:p>
          </table:table-cell>
          <table:table-cell table:style-name="ce1" office:value-type="string" calcext:value-type="string">
            <text:p>NUOVO AGENTE MAGRINI MAUR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32-9615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SSICOM</text:p>
          </table:table-cell>
          <table:table-cell table:style-name="ce1" office:value-type="string" calcext:value-type="string">
            <text:p>NUOVO AGENTE MAGRINI MAUR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2-968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SSITALIA</text:p>
          </table:table-cell>
          <table:table-cell table:style-name="ce1" office:value-type="string" calcext:value-type="string">
            <text:p>CELLULARE REPERIBILE SIG.RIGOLD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0-5431540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SSITALIA</text:p>
          </table:table-cell>
          <table:table-cell table:style-name="ce1" office:value-type="string" calcext:value-type="string">
            <text:p>CERE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60114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SSITALI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300339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SSITAL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339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SSO INFORMATICA (ALFONSO TECNICO PC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22045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SSO INFORMATICA (ALFON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5129</text:p>
          </table:table-cell>
          <table:table-cell table:style-name="ce1" office:value-type="string" calcext:value-type="string">
            <text:p>COMPUTER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TR (AGENZIA TRASPORTI RIUNITI)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6234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TR (AGENZIA TRASPORTI RIUNITI)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8233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TR (AGENZIA TRASPORTI RIUNITI)</text:p>
          </table:table-cell>
          <table:table-cell table:style-name="ce1" office:value-type="string" calcext:value-type="string">
            <text:p>NICOL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6234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TR (AGENZIA TRASPORTI RIUNIT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3-5657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TRI (NOGA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87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RORA COOP.MELONI PACHINO</text:p>
          </table:table-cell>
          <table:table-cell table:style-name="ce1" office:value-type="string" calcext:value-type="string">
            <text:p>CINZ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78843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RORA COOP.MELONI PACH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31-59438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BOVOLONE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002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CENTER</text:p>
          </table:table-cell>
          <table:table-cell table:style-name="ce1" office:value-type="string" calcext:value-type="string">
            <text:p>RENATO BELLI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4530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CENTE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65881 / 2 / 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. ARMATRUDO DOMENICO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9399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. ARMATRUDO DOMENICO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93990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..AUTUORI GROUP S.R.L.</text:p>
          </table:table-cell>
          <table:table-cell table:style-name="ce1" office:value-type="string" calcext:value-type="string">
            <text:p>SALERNO (TIT. GENNARO AUTUORI)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9-38468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..AUTUORI GROUP S.R.L.</text:p>
          </table:table-cell>
          <table:table-cell table:style-name="ce1" office:value-type="string" calcext:value-type="string">
            <text:p>SALERNO (TIT. GENNARO AUTUORI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9-3845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GIANELLI (BARI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821250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FRAN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27471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60017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12136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28-9845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9845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REANI D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8185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SCARABELLO ANDRIA</text:p>
          </table:table-cell>
          <table:table-cell table:style-name="ce1" office:value-type="string" calcext:value-type="string">
            <text:p>(PER FARETRA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3-5665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SERENA E STIRPE</text:p>
          </table:table-cell>
          <table:table-cell table:style-name="ce1" office:value-type="string" calcext:value-type="string">
            <text:p>AVEZZA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223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SERENA E STIRPE</text:p>
          </table:table-cell>
          <table:table-cell table:style-name="ce1" office:value-type="string" calcext:value-type="string">
            <text:p>SIG.MONACELL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38297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SI.FO.</text:p>
          </table:table-cell>
          <table:table-cell table:style-name="ce1" office:value-type="string" calcext:value-type="string">
            <text:p>ADRIA (BA)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83-5436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SI.FO.</text:p>
          </table:table-cell>
          <table:table-cell table:style-name="ce1" office:value-type="string" calcext:value-type="string">
            <text:p>ADRIA (BA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3-5436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SORGENT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9-3846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ZETA DI ZANDA</text:p>
          </table:table-cell>
          <table:table-cell table:style-name="ce1" office:value-type="string" calcext:value-type="string">
            <text:p>CENTRO REVISIO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8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ESANI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53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.TO MICHELE CAMP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0047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.TO STUDIO CUCCHI SANSEGOLO ASSOC.</text:p>
          </table:table-cell>
          <table:table-cell table:style-name="ce1" office:value-type="string" calcext:value-type="string">
            <text:p>SANSEG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70904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.TO STUDIO CUCCHI SANSEGOLO ASSOC.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5-22813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.TO STUDIO CUCCHI SANSEGOLO ASSOC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2314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OCATO SANDRINI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-8005223</text:p>
          </table:table-cell>
          <table:table-cell table:style-name="ce1" office:value-type="string" calcext:value-type="string">
            <text:p>STUDI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VVOCATO SANDRI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91047</text:p>
          </table:table-cell>
          <table:table-cell table:style-name="ce1" office:value-type="string" calcext:value-type="string">
            <text:p>STUDIO</text:p>
          </table:table-cell>
          <table:table-cell table:style-name="ce1" office:value-type="string" calcext:value-type="string">
            <text:p>AVVOCATO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AVVOCATO VENTURI ROBERTO</text:p>
          </table:table-cell>
          <table:table-cell table:style-name="ce1" office:value-type="string" calcext:value-type="string">
            <text:p>STUDIO ISO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3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OCATO VENTURI ROBERTO</text:p>
          </table:table-cell>
          <table:table-cell table:style-name="ce1" office:value-type="string" calcext:value-type="string">
            <text:p>UFICIO VERO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0031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OCATO VENTURI RO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688218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OCATO VENTURI ROBERT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92731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XA (ISOLA D. SCALA)</text:p>
          </table:table-cell>
          <table:table-cell table:style-name="ce1" office:value-type="string" calcext:value-type="string">
            <text:p>PER FIDEJUSSIONI JESSIC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306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XA (ISOLA D. SCALA)</text:p>
          </table:table-cell>
          <table:table-cell table:style-name="ce1" office:value-type="string" calcext:value-type="string">
            <text:p>PER FIDEJUSSIONI JESSIC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28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LD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4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CENTRO IMPRESE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7794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CENTRO IMPRES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7794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LAURA BONFADELLI (CENTRO IMPRESE VR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4640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LAURA BONFADELLI (CENTRO IMPRESE VR)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LAURA.BONFADELLI@BPV.IT" xlink:type="simple">LAURA.BONFADELLI@BPV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TREVENZUOL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3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TREVENZUOLO – DIRETT.MARCO SCIPIONI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MARIOEGIDIO.SCIPIONI@BANCOPOPOLARE.IT" xlink:type="simple">MARIOEGIDIO.SCIPIONI@BANCOPOPOLARE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ICENZA (FIL.ISOLA)</text:p>
          </table:table-cell>
          <table:table-cell table:style-name="ce1" office:value-type="string" calcext:value-type="string">
            <text:p>ALESSANDRO AMBROSO (CAPOAREA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0-773393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ICENZA (FIL.ISOLA)</text:p>
          </table:table-cell>
          <table:table-cell table:style-name="ce1" office:value-type="string" calcext:value-type="string">
            <text:p>PIERMARCO FRINZI (DIRETT.FILIAL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4227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ICENZA (FIL.ISO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1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ICENZA (FIL.ISO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10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SELLA</text:p>
          </table:table-cell>
          <table:table-cell table:style-name="ce1" office:value-type="string" calcext:value-type="string">
            <text:p>DIRETTORE MARCO MALGHERI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9825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SELLA (DIRETT.MARCO MALGHERINI)</text:p>
          </table:table-cell>
          <table:table-cell table:style-name="ce1" office:value-type="string" calcext:value-type="string">
            <text:p>BOVOL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012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SELLA (DIRETT.MARCO MALGHERINI)</text:p>
          </table:table-cell>
          <table:table-cell table:style-name="ce1" office:value-type="string" calcext:value-type="string">
            <text:p>BOVOLONE FAX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15-24331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SELLA (DIRETT.MARCO MALGHERINI)</text:p>
          </table:table-cell>
          <table:table-cell table:style-name="ce1" office:value-type="string" calcext:value-type="string">
            <text:p>FERRARINI FAUS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10853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SELLA (DIRETT.MARCO MALGHERINI)</text:p>
          </table:table-cell>
          <table:table-cell table:style-name="ce1" office:value-type="string" calcext:value-type="string">
            <text:p>LEGNAG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001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LI USATI</text:p>
          </table:table-cell>
          <table:table-cell table:style-name="ce1" office:value-type="string" calcext:value-type="string">
            <text:p>SOLO PALLET – BERGA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1-880426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RATELLA (PRIMO MATTINO) (STEFAN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411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RATELLA (PRIMO MATTINO) (STEF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3488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RATELLA (PRIMO MATTINO) (STEF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606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RATELLA (PRIMO MATTINO) (STEFANO)</text:p>
          </table:table-cell>
          <table:table-cell table:style-name="Default"/>
          <table:table-cell table:style-name="ce1" office:value-type="string" calcext:value-type="string">
            <text:p>MAIL</text:p>
          </table:table-cell>
          <table:table-cell table:style-name="ce1" office:value-type="string" calcext:value-type="string">
            <text:p><text:a xlink:href="mailto:CECILIA.ZUCCARI@PRIMOMATTINO.IT" xlink:type="simple">CECILIA.ZUCCARI@PRIMOMATTINO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RBIERI NASTRI TRASPORTATORI</text:p>
          </table:table-cell>
          <table:table-cell table:style-name="ce1" office:value-type="string" calcext:value-type="string">
            <text:p>RAPPRESENTANTE COMMERCIA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1604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RBIERI NASTRI TRASPORTATOR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5108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RBIERI NASTRI TRASPORTATOR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5108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SILI PRI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65688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SILI PRIM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4-6587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SSO (ANTONIO) (SEMINA RADICCHI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5869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62248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91700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CELLULARE MOGLIE LAUR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91701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FIGLIO FRANCES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92678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SERRA – 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64166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AZZAN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ZZAN DAN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4978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FRUTTA (POSTEGGIO UDINE)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77099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FRUTTA (POSTEGGIO UDINE)</text:p>
          </table:table-cell>
          <table:table-cell table:style-name="ce1" office:value-type="string" calcext:value-type="string">
            <text:p>MAGDA PER PAGAMENTI</text:p>
          </table:table-cell>
          <table:table-cell table:style-name="ce1" office:value-type="string" calcext:value-type="string">
            <text:p>MAIL</text:p>
          </table:table-cell>
          <table:table-cell table:style-name="ce8" office:value-type="string" calcext:value-type="string">
            <text:p><text:a xlink:href="mailto:BELFRUTT@BELFRUTTA-SRL.191.IT" xlink:type="simple">BELFRUTT@BELFRUTTA-SRL.191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FRUTTA (POSTEGGIO UDINE)</text:p>
          </table:table-cell>
          <table:table-cell table:style-name="ce1" office:value-type="string" calcext:value-type="string">
            <text:p>VENDITORE OSCAR NAZZ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1897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FRUTTA (POSTEGGIO UDIN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32-6030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FRUTTA (POSTEGGIO UDI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2-5215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FRUTTA (POSTEGGIO UDI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2-6028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LINI (AUTOCENTE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65881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ELLINI MASSIMO</text:p>
          </table:table-cell>
          <table:table-cell table:style-name="ce1" office:value-type="string" calcext:value-type="string">
            <text:p>FRAN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5242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LINI MASSI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7659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LINI ORTOFRUT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342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ATTI LEILA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0-27648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ATTI LEI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172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AZZI</text:p>
          </table:table-cell>
          <table:table-cell table:style-name="ce1" office:value-type="string" calcext:value-type="string">
            <text:p>NIPOTE AL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2765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AZZ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33-7191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ETTI LUIGI (LUSIA) (ORTO DEI PAND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22561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ETTI LUIGI (LUSIA) (ORTO DEI PAND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2162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ETTI LUIGI (LUSIA) (ORTO DEI PAND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5-6075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ETTI LUIGI (LUSIA) (ORTO DEI PAND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1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FATTI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045978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BENINCASA ENRI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32960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RGAMI (NASTRO LAVORAZIO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6-631792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ERGAMI (NASTRO LAVORAZIO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6-633708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ERSANI LUCA</text:p>
          </table:table-cell>
          <table:table-cell table:style-name="ce1" office:value-type="string" calcext:value-type="string">
            <text:p>PER VERZ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57863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RSANI MARCO</text:p>
          </table:table-cell>
          <table:table-cell table:style-name="ce1" office:value-type="string" calcext:value-type="string">
            <text:p>PER VERZ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36541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RTO GIULIO</text:p>
          </table:table-cell>
          <table:table-cell table:style-name="ce1" office:value-type="string" calcext:value-type="string">
            <text:p>(DATO SETTEMBRE 2012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23488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VERE ALFON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08854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VERE GIO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8295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VERE GUID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0-8062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VERE GUI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4432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VERE MART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91884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VERE MART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6410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ANCHI ARMANDO S.R.L. (VR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8699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ANCHI ARMANDO S.R.L. (V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18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ANCHI ELVI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94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ANCOFIORE GIA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42849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LANCIAI (GUALTIERI)</text:p>
          </table:table-cell>
          <table:table-cell table:style-name="ce1" office:value-type="string" calcext:value-type="string">
            <text:p>DIRETTO (ULTIMO VALIDO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9-893612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PES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BILANCIAI (GUALTIERI)</text:p>
          </table:table-cell>
          <table:table-cell table:style-name="ce1" office:value-type="string" calcext:value-type="string">
            <text:p>RAPP.TE LUCA RAU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1567031 (1)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LANCIAI (GUALTIER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9-52707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LANCIAI (GUALTIERI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CB@COOPBILANCIAI.IT" xlink:type="simple">CB@COOPBILANCIAI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ABITAZIONE GIACOM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7937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ABITAZIONE LUCIA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7929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ABITAZIONE ROBER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7908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863-727909</text:p>
          </table:table-cell>
          <table:table-cell table:style-name="ce1"/>
          <table:table-cell table:style-name="ce1" office:value-type="string" calcext:value-type="string">
            <text:p>PES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GIACO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5263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LUCIAN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66482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7212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4303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25381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OCHIMICA SIRACU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32-9916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CLAUDIO</text:p>
          </table:table-cell>
          <table:table-cell table:style-name="ce1" office:value-type="string" calcext:value-type="string">
            <text:p>SUO COMMERCIALIST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3089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CLAUDIO</text:p>
          </table:table-cell>
          <table:table-cell table:style-name="ce1" office:value-type="string" calcext:value-type="string">
            <text:p>SUO COMMERCIALIST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10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CLAUD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83146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CLAUD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391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GABRIELE</text:p>
          </table:table-cell>
          <table:table-cell table:style-name="ce1" office:value-type="string" calcext:value-type="string">
            <text:p>AUTISTA GIUSEPP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6-50006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GABR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844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GABRIE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0016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LORENZ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11339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MIRK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71431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TARCIS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828938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XIO CLAUDIO</text:p>
          </table:table-cell>
          <table:table-cell table:style-name="ce1" office:value-type="string" calcext:value-type="string">
            <text:p>PER CONFEZIONI NATALIZI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6140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AMMINISTR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61-9615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AUTISTA CAMIKAZ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56123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AUTISTA GIOV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47151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BARCAR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30583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61-9661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61-9602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MAGAZZINO CHIAMRE PER VIAGG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61-95033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MATTIA (FIGLIO BAGGIA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53446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TITOLARE CARLO CHIAMARE PER VIAGG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1116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ARIN MICH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51173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CCA – TIOZZO CAENAZZO ROBERTO</text:p>
          </table:table-cell>
          <table:table-cell table:style-name="ce1" office:value-type="string" calcext:value-type="string">
            <text:p>MEDIATORE CHIOGG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95960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CCA – TIOZZO CAENAZZO ROBERTO</text:p>
          </table:table-cell>
          <table:table-cell table:style-name="ce1" office:value-type="string" calcext:value-type="string">
            <text:p>MEDIATORE CHIOGGI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1-55431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CCA – TIOZZO CAENAZZO ROBERTO</text:p>
          </table:table-cell>
          <table:table-cell table:style-name="ce1" office:value-type="string" calcext:value-type="string">
            <text:p>MEDIATORE CHIOGGIA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caenazzo.bocca@yahoo.it" xlink:type="simple">caenazzo.bocca@yahoo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DIN GIUSEPPE</text:p>
          </table:table-cell>
          <table:table-cell table:style-name="ce1" office:value-type="string" calcext:value-type="string">
            <text:p>LUI ACQUISTA MOTORI CELLE USAT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9452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LLA FERDIN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2027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LLA FERDINAN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6120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NATO GIANNINA</text:p>
          </table:table-cell>
          <table:table-cell table:style-name="ce1" office:value-type="string" calcext:value-type="string">
            <text:p>GIANNINA (MAD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58176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NATO GIANNINA</text:p>
          </table:table-cell>
          <table:table-cell table:style-name="ce1" office:value-type="string" calcext:value-type="string">
            <text:p>NICOLA (FIGLIO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54382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NFANTE MAR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5515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NFANTE MARZ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2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NIARDI FRANCES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023163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BONINSEGNA GIAMBATTISTA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4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NINSEGNA GIAMBATTISTA</text:p>
          </table:table-cell>
          <table:table-cell table:style-name="ce1" office:value-type="string" calcext:value-type="string">
            <text:p>GIAMBATTIST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85184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NINSEGNA MAR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2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NINSEGNA MARIO</text:p>
          </table:table-cell>
          <table:table-cell table:style-name="ce1" office:value-type="string" calcext:value-type="string">
            <text:p>ERM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85868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RELLI BRU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2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RELLI G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0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RELLI OSVAL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4369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RELLI OSVAL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1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RIN (SPAZZATRICE 6400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65505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OSCOLO ROBER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310192</text:p>
          </table:table-cell>
          <table:table-cell table:style-name="ce1"/>
          <table:table-cell table:style-name="ce1" office:value-type="string" calcext:value-type="string">
            <text:p>SPAZZATRICE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BOTTONI (SCOPE BLU USO ALIMENTA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7021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A FRUTTA – VERONA</text:p>
          </table:table-cell>
          <table:table-cell table:style-name="ce1" office:value-type="string" calcext:value-type="string">
            <text:p>PAOLO PER ORDI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6-67620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A FRUTTA – VERON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268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AGANTINI (VR)</text:p>
          </table:table-cell>
          <table:table-cell table:style-name="ce1" office:value-type="string" calcext:value-type="string">
            <text:p>PER CELLE FRIGORIFER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025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ESSAN FAB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5006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ESSAN FAB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78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ESSANONE PRODUTTORE</text:p>
          </table:table-cell>
          <table:table-cell table:style-name="ce1" office:value-type="string" calcext:value-type="string">
            <text:p>INS. RAD. PDZ LUGLIO -&gt; OTTOB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1-9686554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BREVIGLIERI (MACCHINE AGRICOL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713061</text:p>
          </table:table-cell>
          <table:table-cell table:style-name="ce1" office:value-type="string" calcext:value-type="string">
            <text:p>TRATTORE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REVIGLIERI (MACCHINE AGRICOL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37401</text:p>
          </table:table-cell>
          <table:table-cell table:style-name="ce1" office:value-type="string" calcext:value-type="string">
            <text:p>TRATTORE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RIGATI (AZ.AGR.LE VERDURE)</text:p>
          </table:table-cell>
          <table:table-cell office:value-type="string" calcext:value-type="string">
            <text:p>FRANCESCO – PADRE</text:p>
          </table:table-cell>
          <table:table-cell office:value-type="string" calcext:value-type="string">
            <text:p>CELL</text:p>
          </table:table-cell>
          <table:table-cell table:style-name="ce3" office:value-type="string" calcext:value-type="string">
            <text:p>339-8923436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BRIGATI (AZ.AGR.LE VERDURE)</text:p>
          </table:table-cell>
          <table:table-cell table:style-name="ce1" office:value-type="string" calcext:value-type="string">
            <text:p>GIORGIO – FIGL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4-77170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OGATTO (WITT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0755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M DEBOR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334653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ARMAND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3107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ELMIN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-73303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3107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300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ORNELL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3107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3107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E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32391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IANFRAN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48690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IMM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9562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IO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6-83062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IO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6632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MARIS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6-028958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MARI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8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TIZIAN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8459045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BRUNELLI AGENZIA PRATICHE AUTOVEICO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85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O ELIO</text:p>
          </table:table-cell>
          <table:table-cell table:style-name="ce1" office:value-type="string" calcext:value-type="string">
            <text:p>FIGLIO CI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57470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O ELIO (POSTEGGIO VERONA)</text:p>
          </table:table-cell>
          <table:table-cell table:style-name="ce1" office:value-type="string" calcext:value-type="string">
            <text:p>PADRE EL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63848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O ELIO (POSTEGGIO VERON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6490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O ELIO (POSTEGGIO VERONA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info@brunoelio.com" xlink:type="simple">info@brunoelio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O ELIO (POSTEGGIO VERO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61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LGARON GIANCARL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56201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LGARON GIANCAR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46940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RATTI</text:p>
          </table:table-cell>
          <table:table-cell table:style-name="ce1" office:value-type="string" calcext:value-type="string">
            <text:p>AUTISTA DIEG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7231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RATTI</text:p>
          </table:table-cell>
          <table:table-cell table:style-name="ce1" office:value-type="string" calcext:value-type="string">
            <text:p>LEONARD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23552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RATT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4-7644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RATTI</text:p>
          </table:table-cell>
          <table:table-cell table:style-name="ce1" office:value-type="string" calcext:value-type="string">
            <text:p>SIMON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0508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SANA (CINZIA RAFFAELLA)</text:p>
          </table:table-cell>
          <table:table-cell table:style-name="ce1" office:value-type="string" calcext:value-type="string">
            <text:p>CINZ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0750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SANA (CINZIA RAFFAELLA)</text:p>
          </table:table-cell>
          <table:table-cell table:style-name="ce1" office:value-type="string" calcext:value-type="string">
            <text:p>RAFFAELL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48920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SANA (CINZIA RAFFAELL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6752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SATO SRL</text:p>
          </table:table-cell>
          <table:table-cell table:style-name="ce1" office:value-type="string" calcext:value-type="string">
            <text:p>MANUEL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1432642</text:p>
          </table:table-cell>
          <table:table-cell table:style-name="ce1" office:value-type="string" calcext:value-type="string">
            <text:p>POSTEGGIO BERGAM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USATO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2990</text:p>
          </table:table-cell>
          <table:table-cell table:style-name="ce1" office:value-type="string" calcext:value-type="string">
            <text:p>POSTEGGIO BERGAM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C.A.P.O.</text:p>
          </table:table-cell>
          <table:table-cell table:style-name="ce1" office:value-type="string" calcext:value-type="string">
            <text:p>BRONDOL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4905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.A.P.O.</text:p>
          </table:table-cell>
          <table:table-cell table:style-name="ce1" office:value-type="string" calcext:value-type="string">
            <text:p>CONCH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58452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.A.P.O.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3677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.OR.MA SOC. COOP. A R.L.</text:p>
          </table:table-cell>
          <table:table-cell table:style-name="ce1" office:value-type="string" calcext:value-type="string">
            <text:p>CELLE FRIGO x DEPOSI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86-7573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CCHIARELLI</text:p>
          </table:table-cell>
          <table:table-cell table:style-name="ce1" office:value-type="string" calcext:value-type="string">
            <text:p>UFFICIO: FRANCESC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1-75744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CCHIARELLI (ORTICOLA MARCHIGIANA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3-6765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CCHIARELLI EURO</text:p>
          </table:table-cell>
          <table:table-cell table:style-name="ce1" office:value-type="string" calcext:value-type="string">
            <text:p>SOCIO MASSI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60483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CCHIARELLI EURO</text:p>
          </table:table-cell>
          <table:table-cell table:style-name="ce1" office:value-type="string" calcext:value-type="string">
            <text:p>UFFICIO PER PAGAMENTI: MAR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1-98205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CCHIARELLI EUR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69194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GNETTI (PER PEDANE LEG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132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ILOTTO SILVIO</text:p>
          </table:table-cell>
          <table:table-cell table:style-name="ce1" office:value-type="string" calcext:value-type="string">
            <text:p>DIRETTO OFFICI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42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ILOTTO SILVI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-86226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ILOTTO SILVIO</text:p>
          </table:table-cell>
          <table:table-cell table:style-name="ce1" office:value-type="string" calcext:value-type="string">
            <text:p>FAX PER RINNOVO ATP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6242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LDARELLA VINCENZO (FOGGIA)</text:p>
          </table:table-cell>
          <table:table-cell table:style-name="ce1" office:value-type="string" calcext:value-type="string">
            <text:p>SILV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2250646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ALDARELLA VINCENZO (FOGGIA)</text:p>
          </table:table-cell>
          <table:table-cell table:style-name="ce1" office:value-type="string" calcext:value-type="string">
            <text:p>VINCENZ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815645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ALIARI (SALIZZOL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009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LIMERO ORTOFRUTTA (MERCATO PADOVA)</text:p>
          </table:table-cell>
          <table:table-cell table:style-name="ce1" office:value-type="string" calcext:value-type="string">
            <text:p>VENDITORE SIG.PERON ANTON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354383</text:p>
          </table:table-cell>
          <table:table-cell table:style-name="ce1"/>
          <table:table-cell table:style-name="ce1" office:value-type="string" calcext:value-type="string">
            <text:p>ASSISTENZ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ALIMERO ORTOFRUTTA (MERCATO PADOV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9-8701931</text:p>
          </table:table-cell>
          <table:table-cell table:style-name="ce1"/>
          <table:table-cell table:style-name="ce1" office:value-type="string" calcext:value-type="string">
            <text:p>ASSISTENZ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ALIMERO ORTOFRUTTA (MERCATO 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1199</text:p>
          </table:table-cell>
          <table:table-cell table:style-name="ce1"/>
          <table:table-cell table:style-name="ce1" office:value-type="string" calcext:value-type="string">
            <text:p>ASSISTENZ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ALIMERO ORTOFRUTTA (MERCATO 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2948</text:p>
          </table:table-cell>
          <table:table-cell table:style-name="ce1"/>
          <table:table-cell table:style-name="ce1" office:value-type="string" calcext:value-type="string">
            <text:p>ASSISTENZ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AMARELLA (MERCATO VERONA)</text:p>
          </table:table-cell>
          <table:table-cell table:style-name="ce1" office:value-type="string" calcext:value-type="string">
            <text:p>PER CARTA POLITENATA O CELOFAN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19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MARELLA (MERCATO VERONA)</text:p>
          </table:table-cell>
          <table:table-cell table:style-name="ce1" office:value-type="string" calcext:value-type="string">
            <text:p>SOLEFRUTTA – KATI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547016 (1)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MARELLA (MERCATO VERONA)</text:p>
          </table:table-cell>
          <table:table-cell table:style-name="ce1" office:value-type="string" calcext:value-type="string">
            <text:p>TITOLARE RO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595370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MBISE TRASAC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9368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MPAGNARO GIOVANNI (MEST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3109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MPAGNARO GIOVANNI (MEST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31095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MT</text:p>
          </table:table-cell>
          <table:table-cell table:style-name="ce1" office:value-type="string" calcext:value-type="string">
            <text:p>MERCATO BOLOGN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1-28611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MT</text:p>
          </table:table-cell>
          <table:table-cell table:style-name="ce1" office:value-type="string" calcext:value-type="string">
            <text:p>MERCATO BOLOG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1-28611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NTARELLA FRANCESCO</text:p>
          </table:table-cell>
          <table:table-cell table:style-name="ce1" office:value-type="string" calcext:value-type="string">
            <text:p>NEGOZIO ORTOF. ISOLA DELLA SCAL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3311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NTARELLA FRANCESCO</text:p>
          </table:table-cell>
          <table:table-cell table:style-name="ce1" office:value-type="string" calcext:value-type="string">
            <text:p>NEGOZIO ORTOF. ISOLA DELLA SCA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0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NTARELLA GERM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6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ASSO (CABRINO NOVA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21-45739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PELETTO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391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PELETTO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3918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PELETTO</text:p>
          </table:table-cell>
          <table:table-cell table:style-name="ce1" office:value-type="string" calcext:value-type="string">
            <text:p>RENA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236140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PELETTO</text:p>
          </table:table-cell>
          <table:table-cell table:style-name="ce1" office:value-type="string" calcext:value-type="string">
            <text:p>RENA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390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RIOTTI FILIPP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7027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RIOTTI FILIPPO</text:p>
          </table:table-cell>
          <table:table-cell table:style-name="ce1" office:value-type="string" calcext:value-type="string">
            <text:p>VALE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53274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RIOTTI FILIPPO</text:p>
          </table:table-cell>
          <table:table-cell table:style-name="ce1" office:value-type="string" calcext:value-type="string">
            <text:p>VALER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7021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RIOTTI FILIPP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0-7198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DIA (SARDEGN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70-2822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DIA (SARDEGNA)</text:p>
          </table:table-cell>
          <table:table-cell table:style-name="ce1" office:value-type="string" calcext:value-type="string">
            <text:p>FRANCES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46430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DIA (SARDEGNA)</text:p>
          </table:table-cell>
          <table:table-cell table:style-name="ce1" office:value-type="string" calcext:value-type="string">
            <text:p>FRANCES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83402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DIA (SARDEGNA)</text:p>
          </table:table-cell>
          <table:table-cell table:style-name="ce1" office:value-type="string" calcext:value-type="string">
            <text:p>FRANCESC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0-2822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DUCCI LAURO (AZ.AGR.)</text:p>
          </table:table-cell>
          <table:table-cell table:style-name="ce1" office:value-type="string" calcext:value-type="string">
            <text:p>INSALATA MARCH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5275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LINI GIORGIO (VILLAFRANC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46285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LINI SALIZZO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0188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MELA NAPOL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45615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ROZZIERE QUAGLIATO BENI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5334712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CARTOPLASTICA</text:p>
          </table:table-cell>
          <table:table-cell table:style-name="ce1" office:value-type="string" calcext:value-type="string">
            <text:p>SILVESTRIN SANT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93-98708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TOPLASTIC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2-6907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TOPLASTIC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2-6907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ALIN GIUSEPP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4268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ALIN GIUSEPP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2027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ALIN GIUSEPP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5186388</text:p>
          </table:table-cell>
          <table:table-cell table:style-name="ce1"/>
          <table:table-cell table:style-name="ce1" office:value-type="string" calcext:value-type="string">
            <text:p>CARROZZIERE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ASAROTTI F.LLI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1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AROTTI F.LLI</text:p>
          </table:table-cell>
          <table:table-cell table:style-name="ce1" office:value-type="string" calcext:value-type="string">
            <text:p>GIORG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4268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CONE</text:p>
          </table:table-cell>
          <table:table-cell table:style-name="ce1" office:value-type="string" calcext:value-type="string">
            <text:p>RAGUSA – SICIL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7792073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DARIO ANSELMI (<text:a xlink:href="mailto:DARIO.ANSELMI@INTESASANPAOLO.COM" xlink:type="simple">DARIO.ANSELMI@INTESASANPAOLO.COM</text:a>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1864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DARIO ANSELMI DIRET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873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MARCO PACCHIA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4-815367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MARCO PACCHIANI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MARCO.PACCHIANI@CRVENETO.IT" xlink:type="simple">MARCO.PACCHIANI@CRVENETO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MARCO PACCHIANI (DIRETTO)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2035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MARCO PACCHIANI (DIRETTO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873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SIGNORA GIRARDI DIRET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873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2873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marco.pacchiani@crveneto.it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 (FIL ISOL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301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 (FIL ISO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1088</text:p>
          </table:table-cell>
          <table:table-cell table:style-name="ce1" office:value-type="string" calcext:value-type="string">
            <text:p>BANCHE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CASTIGLIA SALVATOR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2326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TIGLIA SALVATOR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2-4442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TIGLIONI GIANFRANCO (COMPUTEK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-992355</text:p>
          </table:table-cell>
          <table:table-cell table:style-name="ce1" office:value-type="string" calcext:value-type="string">
            <text:p>COMPUTER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CASTIGLIONI GIANFRANCO (COMPUTEK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92322</text:p>
          </table:table-cell>
          <table:table-cell table:style-name="ce1" office:value-type="string" calcext:value-type="string">
            <text:p>COMPUTER</text:p>
          </table:table-cell>
          <table:table-cell table:style-name="ce1" office:value-type="string" calcext:value-type="string">
            <text:p>ASSISTENZ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ATALI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65750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TALI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659239</text:p>
          </table:table-cell>
          <table:table-cell table:style-name="ce1"/>
          <table:table-cell table:style-name="ce1" office:value-type="string" calcext:value-type="string">
            <text:p>ASSISTENZ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AUCCHILI STEFANO</text:p>
          </table:table-cell>
          <table:table-cell table:style-name="ce1" office:value-type="string" calcext:value-type="string">
            <text:p>PRODUTTORE VILLA FONTAN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5430046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EDI SISA CENTRO NORD (SUPERMERCATI)</text:p>
          </table:table-cell>
          <table:table-cell table:style-name="ce1" office:value-type="string" calcext:value-type="string">
            <text:p>RESP.ACQ FEDERICO CHIAVELL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0-80099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DI SISA CENTRO NORD (SUPERMERCATI)</text:p>
          </table:table-cell>
          <table:table-cell table:style-name="ce1" office:value-type="string" calcext:value-type="string">
            <text:p>RESP.ACQ MAURO RUDEL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0-4230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DI SISA CENTRO NORD (SUPERMERCATI)</text:p>
          </table:table-cell>
          <table:table-cell table:style-name="ce1" office:value-type="string" calcext:value-type="string">
            <text:p>RESP.ACQ ROMEO LORE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4568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DI SISA CENTRO NORD (SUPERMERCATI)</text:p>
          </table:table-cell>
          <table:table-cell table:style-name="ce1" office:value-type="string" calcext:value-type="string">
            <text:p>RESP.LOGISTICA MORENO ZIM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90705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DI SISA CENTRO NORD (SUPERMERCATI)</text:p>
          </table:table-cell>
          <table:table-cell table:style-name="ce1" office:value-type="string" calcext:value-type="string">
            <text:p>RESP.ORDINI FT NC FEDERICO CHIAVELL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9-90702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DI SISA CENTRO NORD (SUPERMERCATI)</text:p>
          </table:table-cell>
          <table:table-cell table:style-name="ce1" office:value-type="string" calcext:value-type="string">
            <text:p>RESP.ORDINI FT NC FEDERICO CHIAVELL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907056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DI SISA CENTRO NORD (SUPERMERCAT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4-4156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DI SISA CENTRO NORD (SUPERMERCAT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4-41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NTRO DEL PNEUMATICO COLTRO</text:p>
          </table:table-cell>
          <table:table-cell table:style-name="ce1" office:value-type="string" calcext:value-type="string">
            <text:p>CERE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08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NTRO DEL PNEUMATICO COLTRO</text:p>
          </table:table-cell>
          <table:table-cell table:style-name="ce1" office:value-type="string" calcext:value-type="string">
            <text:p>NOGAR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87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NTROUFFIC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8500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NTROUFFIC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8514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REA BANCA 1987 (FIL. TREVENZUOL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61626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REA BANCA 1987 (FIL. TREVENZUOL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8020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REA BANCA 1987 (FIL. TREVENZUOLO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" office:value-type="string" calcext:value-type="string">
            <text:p><text:a xlink:href="mailto:PIETRO.POZZATO@CEREABANCA1897.IT" xlink:type="simple">PIETRO.POZZATO@CEREABANCA1897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REA BANCA 1987 (FIL. TREVENZUOL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802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SAB</text:p>
          </table:table-cell>
          <table:table-cell table:style-name="ce1" office:value-type="string" calcext:value-type="string">
            <text:p>ANGE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2290511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CESAB</text:p>
          </table:table-cell>
          <table:table-cell table:style-name="ce1" office:value-type="string" calcext:value-type="string">
            <text:p>MASSIMO DE CARLI VENDITO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2290510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CARRELLI ELEVATORI MULETTI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ESAB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09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SAB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09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ECCH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299717</text:p>
          </table:table-cell>
          <table:table-cell table:style-name="ce1"/>
          <table:table-cell table:style-name="ce1" office:value-type="string" calcext:value-type="string">
            <text:p>CARRELLI ELEVATORI MULETTI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HELAB</text:p>
          </table:table-cell>
          <table:table-cell table:style-name="ce1" office:value-type="string" calcext:value-type="string">
            <text:p>DOTTOR NICCH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8111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ELAB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3-7150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ELAB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3-71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IARAVALLE ANGELO</text:p>
          </table:table-cell>
          <table:table-cell table:style-name="ce1" office:value-type="string" calcext:value-type="string">
            <text:p>SIG.RA GLOR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86338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IARAVALLE ANGELO</text:p>
          </table:table-cell>
          <table:table-cell table:style-name="ce1" office:value-type="string" calcext:value-type="string">
            <text:p>UFFICIO SIG.RA GLORI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41025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IARAVALLE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91986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IEREGATO PIERIN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675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IEREGATO PIER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42706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IODIN ERMAN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5007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IODIN ERMAN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RISTIAN SULSER GMBH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17220741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RISTIAN SULSER GMBH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9-7782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RISTIAN SULSER GMBH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9-767069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IAVARELLA MICH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02487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ICONE ARMANDO (MEDIATORE FOND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9244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ICONE ARMANDO (MEDIATORE FOND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71-5039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IESSE PAPER (CARTONI)</text:p>
          </table:table-cell>
          <table:table-cell table:style-name="ce1" office:value-type="string" calcext:value-type="string">
            <text:p>FABRIZIO GOV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39839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CASSETTE CARTONE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IESSE PAPER (CARTONI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522-976837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CIESSE PAPER (CARTONI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22-976761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CASSETTE CARTONE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IOCCI</text:p>
          </table:table-cell>
          <table:table-cell table:style-name="ce1" office:value-type="string" calcext:value-type="string">
            <text:p>BRU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0-605710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IOCCI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496023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IOCCI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8414</text:p>
          </table:table-cell>
          <table:table-cell table:style-name="ce1"/>
          <table:table-cell table:style-name="ce1" office:value-type="string" calcext:value-type="string">
            <text:p>CASSETTE CARTONE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IT CENTRO IMBALLAGGIO TECNIC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4-6362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LA</text:p>
          </table:table-cell>
          <table:table-cell table:style-name="ce1" office:value-type="string" calcext:value-type="string">
            <text:p>GUGLIELMO BAGG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3351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8165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LESSIDRA RISTORANT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7370170</text:p>
          </table:table-cell>
          <table:table-cell table:style-name="ce1" office:value-type="string" calcext:value-type="string">
            <text:p>RISTORANTE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CO.SVA (PER SEDANO)</text:p>
          </table:table-cell>
          <table:table-cell table:style-name="ce1" office:value-type="string" calcext:value-type="string">
            <text:p>RIGA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998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.SVA (PER SEDANO)</text:p>
          </table:table-cell>
          <table:table-cell table:style-name="ce1" office:value-type="string" calcext:value-type="string">
            <text:p>SEVER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4894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.SVA (PER SED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6-3830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F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6584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F</text:p>
          </table:table-cell>
          <table:table-cell table:style-name="ce1" office:value-type="string" calcext:value-type="string">
            <text:p>DANILO E GRAZ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4366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F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9660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GEM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1-55433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GEM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5434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LOMBIN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85915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LOMB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054636-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LOMB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96509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LT.OR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863-803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LT.OR</text:p>
          </table:table-cell>
          <table:table-cell table:style-name="ce1" office:value-type="string" calcext:value-type="string">
            <text:p>TON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8195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LT.O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802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MINATO MICH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0-41236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MUNELLO GIULIO SPA</text:p>
          </table:table-cell>
          <table:table-cell table:style-name="ce1" office:value-type="string" calcext:value-type="string">
            <text:p>VICENZ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45556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OMUNELLO GIULIO SP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4-582357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OMUNELLO GIULIO SP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4-582350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ONCA DEL FUCIN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865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NCA DEL FUC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6005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NCA DEL FUC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71702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NS. AGR. LOMBARDO VENETO TREVENZUOLO</text:p>
          </table:table-cell>
          <table:table-cell table:style-name="ce1" office:value-type="string" calcext:value-type="string">
            <text:p>GIAMPAOLO AVANZI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8088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NS. AGR. LOMBARDO VENETO TREVENZUOL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3501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NS. AGR. LOMBARDO VENETO TREVENZUO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833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NS. AGR. LOMBARDO VENETO TREVENZUO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1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NTINI MILANO</text:p>
          </table:table-cell>
          <table:table-cell table:style-name="ce1" office:value-type="string" calcext:value-type="string">
            <text:p>LUCA AMBROSETT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318473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ONTINI MIL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5181946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OOP. CANCA (AVEZZANO)</text:p>
          </table:table-cell>
          <table:table-cell table:style-name="ce1" office:value-type="string" calcext:value-type="string">
            <text:p>SALVATOR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68-71702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CANCA (AVEZZANO)</text:p>
          </table:table-cell>
          <table:table-cell table:style-name="ce1" office:value-type="string" calcext:value-type="string">
            <text:p>VINCENZ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68-71702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FACCHINI (VERONA)</text:p>
          </table:table-cell>
          <table:table-cell table:style-name="ce1" office:value-type="string" calcext:value-type="string">
            <text:p>ROBERTO PER BANCALI EU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4201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FACCHINI (VERONA)</text:p>
          </table:table-cell>
          <table:table-cell table:style-name="ce1" office:value-type="string" calcext:value-type="string">
            <text:p>SERGIO (MASSALONGO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3078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FACCHINI (VERON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15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FACCHINI (VERON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5015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IL MELONE (ERBE' BISS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0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LUSCIANESE (PER MELONI)</text:p>
          </table:table-cell>
          <table:table-cell table:style-name="ce1" office:value-type="string" calcext:value-type="string">
            <text:p>GIOVANNI GRIMALD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2122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LUSCIANESE (PER MELO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50366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ORTICOLA DI CONTRADA BAGNI SRL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2174203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OOP.FACCHINI (VERONA)</text:p>
          </table:table-cell>
          <table:table-cell table:style-name="ce1" office:value-type="string" calcext:value-type="string">
            <text:p>PIATTAFORMA LOGISTICA – ANDRE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75317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FUCINO SEMENTI (AVEZZANO)</text:p>
          </table:table-cell>
          <table:table-cell table:style-name="ce1" office:value-type="string" calcext:value-type="string">
            <text:p>FELIC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8350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FUCINO SEMENTI (AVEZZANO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1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FUCINO SEMENTI (AVEZZ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80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ERATIVA CAMAGRE</text:p>
          </table:table-cell>
          <table:table-cell table:style-name="ce1" office:value-type="string" calcext:value-type="string">
            <text:p>OLGA (CONTABILITA'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20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ERATIVA CAMAGRE</text:p>
          </table:table-cell>
          <table:table-cell table:style-name="ce1" office:value-type="string" calcext:value-type="string">
            <text:p>TESINI ANTON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24189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ERATIVA CAMAGRE</text:p>
          </table:table-cell>
          <table:table-cell table:style-name="ce1" office:value-type="string" calcext:value-type="string">
            <text:p>TESINI ANTON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6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EX (NOVARA)</text:p>
          </table:table-cell>
          <table:table-cell table:style-name="ce1" office:value-type="string" calcext:value-type="string">
            <text:p>ABITAZION ELI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2-4580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EX (NOVARA)</text:p>
          </table:table-cell>
          <table:table-cell table:style-name="ce1" office:value-type="string" calcext:value-type="string">
            <text:p>ELIS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78257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EX (NOVARA)</text:p>
          </table:table-cell>
          <table:table-cell table:style-name="ce1" office:value-type="string" calcext:value-type="string">
            <text:p>TITOLARE: ULDER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3709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EX (NOVA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21-4568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EX (NOVA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21-4914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ROPOLI ANTONI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882-5541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ROPOLI ANTONIO</text:p>
          </table:table-cell>
          <table:table-cell table:style-name="ce1" office:value-type="string" calcext:value-type="string">
            <text:p>ULTIMO 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35780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ROPOLI ANTON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38106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ROPOLI ANTON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18902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ROPOLI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5530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SI TRASPORTI (TRASP.ESTERO V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15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SI VITTOR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817374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SI VITTORI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604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SI VITTOR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603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SO WALTER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SO WALTER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8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TE VECIA AZIENDA AGRICOLA</text:p>
          </table:table-cell>
          <table:table-cell table:style-name="ce1" office:value-type="string" calcext:value-type="string">
            <text:p>ANTONIO MARIOTTO (PADRE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60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TE VECIA AZIENDA AGRICOLA</text:p>
          </table:table-cell>
          <table:table-cell table:style-name="ce1" office:value-type="string" calcext:value-type="string">
            <text:p>MASSIMO MARIOTTO (FIGLIO) (EX PECANA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36062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TE VECIA AZIENDA AGRICO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6363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TINOVIS WALTER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251839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TINOVIS WALTE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2995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S – COOP.ORTOLANI SOTTOMARINA</text:p>
          </table:table-cell>
          <table:table-cell table:style-name="ce1" office:value-type="string" calcext:value-type="string">
            <text:p>MARCO (CHIAMARE LUI PER CARICHI IN MAGAZZINO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3697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S – COOP.ORTOLANI SOTTOMARINA</text:p>
          </table:table-cell>
          <table:table-cell table:style-name="ce1" office:value-type="string" calcext:value-type="string">
            <text:p>RENZ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23264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VER FRUTTA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716219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VER FRUTTA</text:p>
          </table:table-cell>
          <table:table-cell table:style-name="ce1" office:value-type="string" calcext:value-type="string">
            <text:p>GIOV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17526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VER FRUTTA</text:p>
          </table:table-cell>
          <table:table-cell table:style-name="ce1" office:value-type="string" calcext:value-type="string">
            <text:p>MART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36295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VER FRUTTA</text:p>
          </table:table-cell>
          <table:table-cell table:style-name="ce1" office:value-type="string" calcext:value-type="string">
            <text:p>RAFFA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89686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VER FRUT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60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UCCHI ALFRE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648723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DONE ANTON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92531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DONE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99431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DONE MASSIMIL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79539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DONE MASSIMIL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9931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INESE</text:p>
          </table:table-cell>
          <table:table-cell table:style-name="ce1" office:value-type="string" calcext:value-type="string">
            <text:p>PER PORTA SALISCEND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39398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INESE</text:p>
          </table:table-cell>
          <table:table-cell table:style-name="ce1" office:value-type="string" calcext:value-type="string">
            <text:p>PER PORTA SALISCEND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9-6567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INESE</text:p>
          </table:table-cell>
          <table:table-cell table:style-name="ce1" office:value-type="string" calcext:value-type="string">
            <text:p>PER PORTA SALISCEND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9-6567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L BARCO FAUS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0-6949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L BARCO FAUS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95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L BELLO (PADOVA)</text:p>
          </table:table-cell>
          <table:table-cell table:style-name="ce1" office:value-type="string" calcext:value-type="string">
            <text:p>GIUL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1540229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DAL BELLO (PADOVA)</text:p>
          </table:table-cell>
          <table:table-cell table:style-name="ce1" office:value-type="string" calcext:value-type="string">
            <text:p>RENA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1540228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DAL BELLO (PADOV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5-609014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DAL BELLO (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237</text:p>
          </table:table-cell>
          <table:table-cell table:style-name="ce1" office:value-type="string" calcext:value-type="string">
            <text:p>POSEGGIO PADOVA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DAL BELLO (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32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L BOSCO ORL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710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L BOSCO PRIM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1750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LL'OCA (ERBE')</text:p>
          </table:table-cell>
          <table:table-cell table:style-name="ce1" office:value-type="string" calcext:value-type="string">
            <text:p>BASILICO IN VASET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7689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N FRUTTA</text:p>
          </table:table-cell>
          <table:table-cell table:style-name="ce1" office:value-type="string" calcext:value-type="string">
            <text:p>POSTEGGIO PADOV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1832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DANIELI</text:p>
          </table:table-cell>
          <table:table-cell table:style-name="ce1" office:value-type="string" calcext:value-type="string">
            <text:p>GIUL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441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NIEL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19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NIELI</text:p>
          </table:table-cell>
          <table:table-cell table:style-name="ce1" office:value-type="string" calcext:value-type="string">
            <text:p>MIR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096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RIO ALFONS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632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THEO SRL</text:p>
          </table:table-cell>
          <table:table-cell table:style-name="ce1" office:value-type="string" calcext:value-type="string">
            <text:p>GALIMBERTI FERDINAND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11511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THEO SRL</text:p>
          </table:table-cell>
          <table:table-cell table:style-name="ce1" office:value-type="string" calcext:value-type="string">
            <text:p>POSTEGGIO MILA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84657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THEO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2-84657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TURI ENRI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23-8631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VIDE OLIVETT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6912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ANGELIS</text:p>
          </table:table-cell>
          <table:table-cell table:style-name="ce1" office:value-type="string" calcext:value-type="string">
            <text:p>UFFICIO XPAG:FRANCESCO XRICAVI:ROBERT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1-28612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ANGELIS</text:p>
          </table:table-cell>
          <table:table-cell table:style-name="ce1" office:value-type="string" calcext:value-type="string">
            <text:p>VENDITORE MELONI – ANTON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5733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ANGELIS</text:p>
          </table:table-cell>
          <table:table-cell table:style-name="ce1" office:value-type="string" calcext:value-type="string">
            <text:p>VENDITORE UG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0643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CARLI (X MELONI BIONDE)</text:p>
          </table:table-cell>
          <table:table-cell table:style-name="ce1" office:value-type="string" calcext:value-type="string">
            <text:p>ANDREA FIGL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9084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CARLI (X MELONI BIONDE)</text:p>
          </table:table-cell>
          <table:table-cell table:style-name="ce1" office:value-type="string" calcext:value-type="string">
            <text:p>CARLO (ZIO O PAD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81214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CRISTOFARO ALFON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71867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CRISTOFARO ALFONS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5522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IORIS MAR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30741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STEFA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3982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STEFA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VINCENZI BRU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4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CUZZI ROCCO (MAG. TORIN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11-00147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CUZZI ROCCO (MAG. TORI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00147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RAIZZAZIONE 3D SERVIC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930697</text:p>
          </table:table-cell>
          <table:table-cell table:style-name="ce1" office:value-type="string" calcext:value-type="string">
            <text:p>DERATTIZZAZIONE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DESPAR</text:p>
          </table:table-cell>
          <table:table-cell table:style-name="ce1" office:value-type="string" calcext:value-type="string">
            <text:p>DR. FIGI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76369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SPAR</text:p>
          </table:table-cell>
          <table:table-cell table:style-name="ce1" office:value-type="string" calcext:value-type="string">
            <text:p>DR. FIGI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62-5205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SPAR </text:p>
          </table:table-cell>
          <table:table-cell table:style-name="ce1" office:value-type="string" calcext:value-type="string">
            <text:p>CENTRAL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62-53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SPAR 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62-5205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 MARIA PIERLUIGI</text:p>
          </table:table-cell>
          <table:table-cell table:style-name="ce1" office:value-type="string" calcext:value-type="string">
            <text:p>NOTAIO NOGAR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5111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 NATURA FELICE</text:p>
          </table:table-cell>
          <table:table-cell table:style-name="ce1" office:value-type="string" calcext:value-type="string">
            <text:p>COOPERATIV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6425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 NATURA FELIC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6179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 NATURA FELIC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8379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 NATURA FELIC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6465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 ROCCO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351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CO (CAZZAGO BS) (TAGLIATOR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11742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CO (CAZZAGO BS) (TAGLIATOR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120213006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CO (CAZZAGO BS) (TAGLIATO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77514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SCONZI LUC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8731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ORO LINO</text:p>
          </table:table-cell>
          <table:table-cell table:style-name="ce1" office:value-type="string" calcext:value-type="string">
            <text:p>ALESSAND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62639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ORO MICHELE</text:p>
          </table:table-cell>
          <table:table-cell table:style-name="ce1" office:value-type="string" calcext:value-type="string">
            <text:p>PRIMA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5230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ORO MICHELE</text:p>
          </table:table-cell>
          <table:table-cell table:style-name="ce1" office:value-type="string" calcext:value-type="string">
            <text:p>SECONDA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105894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OS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2344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RAGO SCAVI SAS – CAPRARA ANTONIO</text:p>
          </table:table-cell>
          <table:table-cell table:style-name="ce1" office:value-type="string" calcext:value-type="string">
            <text:p>PELLEGRIN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3303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RAGO SCAVI SAS – CAPRARA ANTONIO</text:p>
          </table:table-cell>
          <table:table-cell table:style-name="ce1" office:value-type="string" calcext:value-type="string">
            <text:p>PELLEGRI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303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LECTRONIC SERVICE ITALIA</text:p>
          </table:table-cell>
          <table:table-cell table:style-name="ce1" office:value-type="string" calcext:value-type="string">
            <text:p>PER STAMPANTE Z4M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014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LETTRAUTO LANZ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60117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ELETTRICISTA (GHIRIGATO DORIANO)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2621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ELETTRAUTO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ELETTRICISTA (GHIRIGATO DORI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0-4213879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ELETTRICIST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ELVANIS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89556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LVANI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9-603398</text:p>
          </table:table-cell>
          <table:table-cell table:style-name="ce1"/>
          <table:table-cell table:style-name="ce1" office:value-type="string" calcext:value-type="string">
            <text:p>ELETTRICIST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ELVANI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9-6119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NEL DI LEGNAG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0194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NEL VERONA</text:p>
          </table:table-cell>
          <table:table-cell table:style-name="ce1" office:value-type="string" calcext:value-type="string">
            <text:p>SIG.PARISATO ALESSAND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95382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NEL VERON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711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RRANI (AGEN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5-9003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SPOSITO PASQUALE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69117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SPOSITO PASQUALE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61373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SPOSITO PASQUALE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6912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SPOSITO PASQUALE</text:p>
          </table:table-cell>
          <table:table-cell table:style-name="ce1" office:value-type="string" calcext:value-type="string">
            <text:p>ROME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3346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TTORE PETRAZAN</text:p>
          </table:table-cell>
          <table:table-cell table:style-name="ce1" office:value-type="string" calcext:value-type="string">
            <text:p>APO SIG.PETER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910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TTORE PETRAZAN</text:p>
          </table:table-cell>
          <table:table-cell table:style-name="ce1" office:value-type="string" calcext:value-type="string">
            <text:p>ETTO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24345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TTORE PETRAZAN</text:p>
          </table:table-cell>
          <table:table-cell table:style-name="ce1" office:value-type="string" calcext:value-type="string">
            <text:p>LORENZ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10597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ARICCI</text:p>
          </table:table-cell>
          <table:table-cell table:style-name="ce1" office:value-type="string" calcext:value-type="string">
            <text:p>GIORD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903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ARICCI</text:p>
          </table:table-cell>
          <table:table-cell table:style-name="ce1" office:value-type="string" calcext:value-type="string">
            <text:p>GIORGIO-GIORD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903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ARICCI</text:p>
          </table:table-cell>
          <table:table-cell table:style-name="ce1" office:value-type="string" calcext:value-type="string">
            <text:p>MAGAZZINO (X MELONI ELENA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24100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ARICCI</text:p>
          </table:table-cell>
          <table:table-cell table:style-name="ce1" office:value-type="string" calcext:value-type="string">
            <text:p>POSTEGG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35428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CARGO (EX CARVIPER?) - ISOLA DELLA SCA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12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POOOL</text:p>
          </table:table-cell>
          <table:table-cell table:style-name="ce1" office:value-type="string" calcext:value-type="string">
            <text:p>EUGENIO DE NARD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71772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POOOL</text:p>
          </table:table-cell>
          <table:table-cell table:style-name="ce1" office:value-type="string" calcext:value-type="string">
            <text:p>EUGENIO DE NARD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2-26949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VERDE (BS)</text:p>
          </table:table-cell>
          <table:table-cell table:style-name="ce1" office:value-type="string" calcext:value-type="string">
            <text:p>TECNICO SIG.ADR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05310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VERDE (BS)</text:p>
          </table:table-cell>
          <table:table-cell table:style-name="ce1" office:value-type="string" calcext:value-type="string">
            <text:p>TIT. FABRIZIO E BRIGNA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97471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VERDE (BS)</text:p>
          </table:table-cell>
          <table:table-cell table:style-name="ce1" office:value-type="string" calcext:value-type="string">
            <text:p>TITOLARE ZILIA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2939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VERDE (MERCATO VERONA)</text:p>
          </table:table-cell>
          <table:table-cell table:style-name="ce1" office:value-type="string" calcext:value-type="string">
            <text:p>VENDITORE LUC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836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VERGREEN (AVEZZANO)</text:p>
          </table:table-cell>
          <table:table-cell table:style-name="ce1" office:value-type="string" calcext:value-type="string">
            <text:p>ATTILIO TITO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90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VERGREEN (AVEZZ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8678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ANNOVI (PER SPANDILETAME)</text:p>
          </table:table-cell>
          <table:table-cell table:style-name="ce1" office:value-type="string" calcext:value-type="string">
            <text:p>TITOLARE SIG. ANNOVI (FIGLIO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6819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ANNOVI (PER SPANDILETAME)</text:p>
          </table:table-cell>
          <table:table-cell table:style-name="ce1" office:value-type="string" calcext:value-type="string">
            <text:p>TITOLARE SIG. ANNOVI (PAD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5749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ANNOVI (PER SPANDILETAM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9-5735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ANNOVI (PER SPANDILETAM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9-55808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4" office:value-type="string" calcext:value-type="string">
            <text:p>* CORRAD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26607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DIEG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33181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GIOV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9776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MAGAZZINIERE GIAMPIET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969499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841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MAGAZZINO VERO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61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98414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RO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42-4280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TESI (POSTEGGIO FIRENZE)</text:p>
          </table:table-cell>
          <table:table-cell table:style-name="ce1" office:value-type="string" calcext:value-type="string">
            <text:p>AL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9408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TESI (POSTEGGIO FIRENZE)</text:p>
          </table:table-cell>
          <table:table-cell table:style-name="ce1" office:value-type="string" calcext:value-type="string">
            <text:p>ANDREA (VENDITO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94028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TESI (POSTEGGIO FIRENZE)</text:p>
          </table:table-cell>
          <table:table-cell table:style-name="ce1" office:value-type="string" calcext:value-type="string">
            <text:p>ROBERTO (VENDITO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03259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TESI (POSTEGGIO FIRENZ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5-4126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TESI (POSTEGGIO FIRENZ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5-4155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TESI (POSTEGGIO FIRENZ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5-42218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TESI (POSTEGGIO FIRENZ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5-42225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BBRI MARIO (RIMINI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1-3315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BBRI MARIO (RIMIN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6490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BBRI MARIO (RIMI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1-3302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HINI DONATO (BS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26405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HINI E C. S.S. (BRESCI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30-26405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HINI E C. S.S. (BRESCIA)</text:p>
          </table:table-cell>
          <table:table-cell table:style-name="ce1" office:value-type="string" calcext:value-type="string">
            <text:p>RESP.QUALIT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INFO@FACCHININATURA.IT" xlink:type="simple">INFO@FACCHININATURA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HINI E C. S.S. (BRESCIA)</text:p>
          </table:table-cell>
          <table:table-cell table:style-name="ce1" office:value-type="string" calcext:value-type="string">
            <text:p>SARTOR ANDREA PER ORDI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39218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HINI E C. S.S. (BRESC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26405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INI GIANNI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541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INI NAND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540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INI N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11454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IOLI VI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1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GIONI (PEDANE LEGNO USAT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069038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FALAVIGNA ARDUINO (MONTALT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102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RETRA DOMENICO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0-36306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RETRA DOMENICO</text:p>
          </table:table-cell>
          <table:table-cell table:style-name="ce1" office:value-type="string" calcext:value-type="string">
            <text:p>FAX CAS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85-78315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RETRA DOMENICO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46317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RETRA DOMENICO</text:p>
          </table:table-cell>
          <table:table-cell table:style-name="ce1" office:value-type="string" calcext:value-type="string">
            <text:p>MOGLI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73682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ZION VIANEL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08354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ERRANDO – POSTEGGIO GENOV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84467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ERRANDO – POSTEGGIO GENOV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10-74567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ERRANDO – POSTEGGIO GENOV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0-74567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ERRARA MARIO</text:p>
          </table:table-cell>
          <table:table-cell table:style-name="ce1" office:value-type="string" calcext:value-type="string">
            <text:p>METAPON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784916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ERRARI E FRANCESCHETTI</text:p>
          </table:table-cell>
          <table:table-cell table:style-name="ce1" office:value-type="string" calcext:value-type="string">
            <text:p>SEDANO E SOTTACET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400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ERRARI LUIGI DOTTOR</text:p>
          </table:table-cell>
          <table:table-cell table:style-name="ce1" office:value-type="string" calcext:value-type="string">
            <text:p>PER FAGIOLI BORLOTTI TACCOLE ETC...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19953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ERRARI LUIGI DOTTO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402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DANZA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6682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DANZA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3515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DANZA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7934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LIPPINI (GENTILE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24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LIPPINI (GENTILE)</text:p>
          </table:table-cell>
          <table:table-cell table:style-name="ce1" office:value-type="string" calcext:value-type="string">
            <text:p>ALESSANDRA (FIGLIA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69322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LIPPINI (GENTILE)</text:p>
          </table:table-cell>
          <table:table-cell table:style-name="ce1" office:value-type="string" calcext:value-type="string">
            <text:p>FABIO (PAD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858470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LIPPINI ROBERTO – VIGAS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520878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MEZ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25471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ORINO NATALIN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5500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ORINO NATAL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5370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TO</text:p>
          </table:table-cell>
          <table:table-cell table:style-name="ce1" office:value-type="string" calcext:value-type="string">
            <text:p>ZAFFARAN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3971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769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769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GGINI</text:p>
          </table:table-cell>
          <table:table-cell table:style-name="ce1" office:value-type="string" calcext:value-type="string">
            <text:p>CARMINE – MURATO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21926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GGINI RUDY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26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NDIARIA SAI ASSICURAZIONE</text:p>
          </table:table-cell>
          <table:table-cell table:style-name="ce1" office:value-type="string" calcext:value-type="string">
            <text:p>FONDIARIA SA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844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NDIARIA SAI ASSICURAZIONE</text:p>
          </table:table-cell>
          <table:table-cell table:style-name="ce1" office:value-type="string" calcext:value-type="string">
            <text:p>FONDIARIA SAI (SIG.BERTONCINI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4110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 (4) COMPANY SRL</text:p>
          </table:table-cell>
          <table:table-cell table:style-name="ce1" office:value-type="string" calcext:value-type="string">
            <text:p>ZUSI VALER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81288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 (4) COMPANY SRL</text:p>
          </table:table-cell>
          <table:table-cell table:style-name="ce1" office:value-type="string" calcext:value-type="string">
            <text:p>ZUSI VALERIA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zusi@4company.it" xlink:type="simple">zusi@4company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 (4) MY SELECTION UG</text:p>
          </table:table-cell>
          <table:table-cell table:style-name="ce1" office:value-type="string" calcext:value-type="string">
            <text:p>SIG. PHILIP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7-71531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MAGLIO LUCIANO E C. SNC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045048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FORMAGLIO LUCIANO E C. SNC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5-24667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FORMAGLIO ORTOF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42-920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MIGAR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6-18258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</text:p>
          </table:table-cell>
          <table:table-cell table:style-name="ce1" office:value-type="string" calcext:value-type="string">
            <text:p>ADR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7842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</text:p>
          </table:table-cell>
          <table:table-cell table:style-name="ce1" office:value-type="string" calcext:value-type="string">
            <text:p>ADR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7842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</text:p>
          </table:table-cell>
          <table:table-cell table:style-name="ce1" office:value-type="string" calcext:value-type="string">
            <text:p>AUTISTA MAR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86020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</text:p>
          </table:table-cell>
          <table:table-cell table:style-name="ce1" office:value-type="string" calcext:value-type="string">
            <text:p>PAOLO (ORGANIZZA AUTISTI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7667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 CLAUDIO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754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 CLAUDIO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7237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 GIUSEPPE</text:p>
          </table:table-cell>
          <table:table-cell table:style-name="ce1" office:value-type="string" calcext:value-type="string">
            <text:p>ABITAZIONE GIUSEPP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7209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 GIUSEPPE</text:p>
          </table:table-cell>
          <table:table-cell table:style-name="ce1" office:value-type="string" calcext:value-type="string">
            <text:p>DAM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7842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 GIUSEPPE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376-7140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 GIUSEPPE</text:p>
          </table:table-cell>
          <table:table-cell table:style-name="ce1" office:value-type="string" calcext:value-type="string">
            <text:p>GIUSEPP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7842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 GIUSEPPE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7654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SCHIMATTEO AZ.AGR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38967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ACASSO ENZO E BRUNO</text:p>
          </table:table-cell>
          <table:table-cell table:style-name="ce1" office:value-type="string" calcext:value-type="string">
            <text:p>PER BILANCE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5109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ACASSO ENZO E BRUNO</text:p>
          </table:table-cell>
          <table:table-cell table:style-name="ce1" office:value-type="string" calcext:value-type="string">
            <text:p>PER BILANC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894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ACCA (PER TRATTORE)=&gt; VEDI SOFFIATI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ACCAROLI RO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2519581</text:p>
          </table:table-cell>
          <table:table-cell table:style-name="ce1" office:value-type="string" calcext:value-type="string">
            <text:p>MURATORE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FRANCESCHETTI </text:p>
          </table:table-cell>
          <table:table-cell table:style-name="ce1" office:value-type="string" calcext:value-type="string">
            <text:p>MACCACARI - RAD.CHIOGGI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606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IGENTI GIOVANNI (NAPOLI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9556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IGENTI GIOVANNI (NAPOL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4933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IGENTI GIOVANNI (NAPOL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8537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IGO TRANS 2000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9-956220</text:p>
          </table:table-cell>
          <table:table-cell table:style-name="ce1" office:value-type="string" calcext:value-type="string">
            <text:p>TRASPORTI AVEZZAN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FRIGOVENETA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42-659011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FRIGOVENETA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367048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FRIGO CELLE FRIGORIFERE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FRIGOVENETA</text:p>
          </table:table-cell>
          <table:table-cell table:style-name="ce1" office:value-type="string" calcext:value-type="string">
            <text:p>TECNICO DI TURNO NEI FESTIV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3670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IGOVENETA</text:p>
          </table:table-cell>
          <table:table-cell table:style-name="ce1" office:value-type="string" calcext:value-type="string">
            <text:p>UFFICIO X INTERVENT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59030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FRIGO CELLE FRIGORIFERE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FRIULCOM GIACOMO RONZAT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32-612281</text:p>
          </table:table-cell>
          <table:table-cell table:style-name="ce1"/>
          <table:table-cell table:style-name="ce1" office:value-type="string" calcext:value-type="string">
            <text:p>FRIGO CELLE FRIGORIFERE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FRIULCOM GIACOMO RONZAT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2-52050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IULCOM GIACOMO RONZAT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0-4354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.VER</text:p>
          </table:table-cell>
          <table:table-cell table:style-name="ce1" office:value-type="string" calcext:value-type="string">
            <text:p>GIORG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41514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.VER</text:p>
          </table:table-cell>
          <table:table-cell table:style-name="ce1" office:value-type="string" calcext:value-type="string">
            <text:p>NICOLETTA DONATEL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18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IT SERVICE DI FERRI GIAMPIETR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35-83545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IT SERVICE DI FERRI GIAMPIETRO</text:p>
          </table:table-cell>
          <table:table-cell table:style-name="ce1" office:value-type="string" calcext:value-type="string">
            <text:p>LUBR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8649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IT SERVICE DI FERRI GIAMPIET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83545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IT SERVICE DI FERRI GIAMPIET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83545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TT EXPORT</text:p>
          </table:table-cell>
          <table:table-cell table:style-name="ce1" office:value-type="string" calcext:value-type="string">
            <text:p>MERCATO VERONA – GI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72592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TTEXPORT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1-2861456</text:p>
          </table:table-cell>
          <table:table-cell table:style-name="ce1" office:value-type="string" calcext:value-type="string">
            <text:p>POSTEGGIO BOLOGNA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FRUTTITAL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2728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TTITAL (POSTEGGIO ROMA)</text:p>
          </table:table-cell>
          <table:table-cell table:style-name="ce1" office:value-type="string" calcext:value-type="string">
            <text:p>ANGELO ROCCHI (VENDITO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2727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TTITAL (POSTEGGIO ROM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6-412942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TTITAL BOLOGNA</text:p>
          </table:table-cell>
          <table:table-cell table:style-name="ce1" office:value-type="string" calcext:value-type="string">
            <text:p>PAOLO BONAZZ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2727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TTITAL MILANO</text:p>
          </table:table-cell>
          <table:table-cell table:style-name="ce1" office:value-type="string" calcext:value-type="string">
            <text:p>MAURIZIO CASTELNOV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2722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VEX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5647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VEX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536-9680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VEX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36-96825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UMAGALLI (ANTONIO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1-9470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UMAGALLI (ANTONI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1-9471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UMAGALLI (ANTONI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0626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UNTAMARA CERESANI DOMENICO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6612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UNTAMARA CERESANI DOMENICO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4229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UNTAMARA CERESANI DOMENICO</text:p>
          </table:table-cell>
          <table:table-cell table:style-name="ce1" office:value-type="string" calcext:value-type="string">
            <text:p>GIAMMAR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2574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UNTAMARA CERESANI DOMENIC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865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URIANI RODOLF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097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ETANO CARU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0-6546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LANO PATRI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6685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LEAZZO PAOLO S.R.L. (PADOV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30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LEAZZO PAOLO S.R.L. (PADOV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76448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LEAZZO PAOLO S.R.L. (PADOV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9-870214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LLETTO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7020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MBARETTO MASSIMO (RADICCHI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309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MBIRASIO</text:p>
          </table:table-cell>
          <table:table-cell table:style-name="ce1" office:value-type="string" calcext:value-type="string">
            <text:p>VERO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02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MMA FRUTTA</text:p>
          </table:table-cell>
          <table:table-cell table:style-name="ce1" office:value-type="string" calcext:value-type="string">
            <text:p>MERCATO PADOVA – ANDRE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3177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MMA FRUTTA</text:p>
          </table:table-cell>
          <table:table-cell table:style-name="ce1" office:value-type="string" calcext:value-type="string">
            <text:p>MERCATO PADOVA – ANDRE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285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RDEN FRUTTA SRL (RENZ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020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ROFOLO GIORGI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326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ROFOLO GIO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2197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SPARRONI G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75867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SPARRONI G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734-6400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TTI MAR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8682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TTI PAOLO (CIPOLLIN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6660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CCHELE</text:p>
          </table:table-cell>
          <table:table-cell table:style-name="ce1" office:value-type="string" calcext:value-type="string">
            <text:p>MIRK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0150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CCHELE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4109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CCHELE</text:p>
          </table:table-cell>
          <table:table-cell table:style-name="ce1" office:value-type="string" calcext:value-type="string">
            <text:p>VALTER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4952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CCHELE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41228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MMO (CARROZZERIA)</text:p>
          </table:table-cell>
          <table:table-cell table:style-name="ce1" office:value-type="string" calcext:value-type="string">
            <text:p>ADOLFO GEM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6872917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GEMMO (CARROZZERI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42-538709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GEMMO (CARROZZERI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38710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GENERALI ASSICURAZIONI BOVOLONE</text:p>
          </table:table-cell>
          <table:table-cell table:style-name="ce1" office:value-type="string" calcext:value-type="string">
            <text:p>MICCOL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0117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NTALIA LU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85381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NTALIA LUI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5511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OFUR SOC.COOP.AGRICO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6414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OFUR SOC.COOP.AGRICO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937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OFUR SOC.COOP.AGRICO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413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OMETRA FERDINANDO FOGGI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94281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RARDO (TREVISO NAPOL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3034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RARDO DE VITO (SCAFAT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85095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RGATI TERE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32-2837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RMANIA – CLIENTE RADICCHIO: DAVID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4917377771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RMANIA – REBHORN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049-(0)89767011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RMANIA – SULSER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049-(0)897782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RMANIA – VEDI TRI FRUTTA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HILARDI (POSTEGGIO BERGAMO)</text:p>
          </table:table-cell>
          <table:table-cell table:style-name="ce1" office:value-type="string" calcext:value-type="string">
            <text:p>ENR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82297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HILARDI (POSTEGGIO BERGAM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2994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HIRIGATO ROBERTO</text:p>
          </table:table-cell>
          <table:table-cell table:style-name="ce1" office:value-type="string" calcext:value-type="string">
            <text:p>NEGOZ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0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HIRLANDA ANTONIO (IMBALLAGGIO)</text:p>
          </table:table-cell>
          <table:table-cell table:style-name="ce5" office:value-type="string" calcext:value-type="string">
            <text:p>COOP.S.MASSIMO UFFICIO IMPIEGATA MENEGHELL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901328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GHIRLANDA ANTONIO (IMBALLAGGIO)</text:p>
          </table:table-cell>
          <table:table-cell table:style-name="ce1" office:value-type="string" calcext:value-type="string">
            <text:p>MENEGHELLO PER CARICO CASS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306053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GHIRLANDA ANTONIO (IMBALLAGGI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21955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GHIROTTO SERG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673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HIROTTO SE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05743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COBBE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6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COBBE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8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COBB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90264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COBBE LUC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75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COVELLI (BAR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0-93111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MMARCO (PRIMIZIE DI ORT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8674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NELLO FABIAN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07270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NELLO FLAV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03174</text:p>
          </table:table-cell>
          <table:table-cell table:style-name="ce1" office:value-type="string" calcext:value-type="string">
            <text:p>ACQUIST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GIANELLO GABR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60325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NNI RO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77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ROLA GRISOSTAMO</text:p>
          </table:table-cell>
          <table:table-cell table:style-name="ce1" office:value-type="string" calcext:value-type="string">
            <text:p>ROVERCHIAR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77395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ROLA GRISOSTAMO</text:p>
          </table:table-cell>
          <table:table-cell table:style-name="ce1" office:value-type="string" calcext:value-type="string">
            <text:p>ROVERCHIAR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850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LIOLI ANGELO</text:p>
          </table:table-cell>
          <table:table-cell table:style-name="ce1" office:value-type="string" calcext:value-type="string">
            <text:p>FIGLIA: VEDI AGRI Più</text:p>
          </table:table-cell>
          <table:table-cell table:style-name="ce1" office:value-type="string" calcext:value-type="string">
            <text:p>REMINDER</text:p>
          </table:table-cell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LIOLI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2-50957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LIOL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83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LIOLI OLIVIA (AGRIPIU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02562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LIOLI OLIVIA (AGRIPIU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60283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LIOLI OLIVIA (AGRIPIU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8" office:value-type="string" calcext:value-type="string">
            <text:p><text:a xlink:href="mailto:AGRIPIU.STUDIO@GMAIL.COM" xlink:type="simple">AGRIPIU.STUDIO@GMAIL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LIOLI OLIVIA (AGRIPIU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0283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NELLI ROBERTO</text:p>
          </table:table-cell>
          <table:table-cell table:style-name="ce1" office:value-type="string" calcext:value-type="string">
            <text:p>GOLDEN GROPU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76-6615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NELLI ROBERTO</text:p>
          </table:table-cell>
          <table:table-cell table:style-name="ce1" office:value-type="string" calcext:value-type="string">
            <text:p>GOLDEN GROUP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617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NELLI ROBERT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612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NELLI RO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40945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OIA DEI MARS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0578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ORDANO NAPOL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33164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ORDANO NAPO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9437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OTTO FRUIT S.R.L. (FIRENZE) (CONAD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5-4306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OTTO FRUIT S.R.L. (FIRENZE) (CONAD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5-43930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OBBETTI (PER FUNGH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25848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OZZI SIMON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303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RASSI FRANCESCO (MERCE LAVORAT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8894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REEN FRUIT</text:p>
          </table:table-cell>
          <table:table-cell table:style-name="ce1" office:value-type="string" calcext:value-type="string">
            <text:p>VEDI TOSATTO</text:p>
          </table:table-cell>
          <table:table-cell table:style-name="ce1" office:value-type="string" calcext:value-type="string">
            <text:p>REMINDER</text:p>
          </table:table-cell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ROSS MARKET (VERON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-8250186</text:p>
          </table:table-cell>
          <table:table-cell table:style-name="ce1" office:value-type="string" calcext:value-type="string">
            <text:p>MATERIALE DI CONSUM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GROSS MARKET (VERO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50235</text:p>
          </table:table-cell>
          <table:table-cell table:style-name="ce1" office:value-type="string" calcext:value-type="string">
            <text:p>MATERIALE DI CONSUM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GRUPPO MAURO SAVOIA</text:p>
          </table:table-cell>
          <table:table-cell table:style-name="ce1" office:value-type="string" calcext:value-type="string">
            <text:p>RACCOLTA LEG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8002315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MAU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0611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OSCAR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6077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ROVEREDO-ARCORE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14400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ROVEREDO-ARCOR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4600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ROVEREDO-ARCORE – PAO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1440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VERONA – GIORGIO X CONTAB.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6919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ERALDO ROBERTO (LUSIA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5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ERALDO ROBERTO (LUSIA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76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ERALDO ROBERTO (LUSIA)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8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ERRA (MELONI VILIMPENT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175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DO GRASSO</text:p>
          </table:table-cell>
          <table:table-cell table:style-name="ce1" office:value-type="string" calcext:value-type="string">
            <text:p>FILIPP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25800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DO GRASSO</text:p>
          </table:table-cell>
          <table:table-cell table:style-name="ce1" office:value-type="string" calcext:value-type="string">
            <text:p>RIPORTELLA FILIPP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9906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DO GRASSO</text:p>
          </table:table-cell>
          <table:table-cell table:style-name="ce1" office:value-type="string" calcext:value-type="string">
            <text:p>RIPORTELLA FILIPP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25-818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DO GRASS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32-9975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DO GRAS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474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DO GRASS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32-8011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ZZARDI DAVIDE</text:p>
          </table:table-cell>
          <table:table-cell table:style-name="ce1" office:value-type="string" calcext:value-type="string">
            <text:p>(CAPUCCI)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920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ZZARDI DAVIDE</text:p>
          </table:table-cell>
          <table:table-cell table:style-name="ce1" office:value-type="string" calcext:value-type="string">
            <text:p>(CAPUCCI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920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ZZARDI DAVIDE</text:p>
          </table:table-cell>
          <table:table-cell table:style-name="ce1" office:value-type="string" calcext:value-type="string">
            <text:p>CAVOLO CAPUCCIO (CASTAGNARO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56182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LIZZI SALVATORE (FERRARA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32-7504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LIZZI SALVATORE (FERRAR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532-7504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LIZZI SALVATORE (FERRAR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6721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HORTUS NOVUS COMMERCIUM SRL</text:p>
          </table:table-cell>
          <table:table-cell table:style-name="ce1" office:value-type="string" calcext:value-type="string">
            <text:p>SIG.CAPATO MATTE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8945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HORTUS NOVUS COMMERCIUM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5-60007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HORTUS NOVUS COMMERCIUM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19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HORTUS TRADE (MARCHE)</text:p>
          </table:table-cell>
          <table:table-cell table:style-name="ce1" office:value-type="string" calcext:value-type="string">
            <text:p>(IND.IN FATTURA... NON USARE)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733-8651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HORTUS TRADE (MARCHE)</text:p>
          </table:table-cell>
          <table:table-cell table:style-name="ce1" office:value-type="string" calcext:value-type="string">
            <text:p>SIG.MORE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8430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HORTUS TRADE (MARCH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733-2844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HYPO ALPE ADRIA BANK</text:p>
          </table:table-cell>
          <table:table-cell table:style-name="ce1" office:value-type="string" calcext:value-type="string">
            <text:p>MAURIZIO FERRARI PER LEASING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84309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AMPIERI LORETO (FUCINO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254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AMPIERI LORETO (FUCINO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53248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AMPIERI LORETO (FUCINO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0079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AMPIERI LORETO (FUCINO)</text:p>
          </table:table-cell>
          <table:table-cell table:style-name="ce1" office:value-type="string" calcext:value-type="string">
            <text:p>FUC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5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AMPIERI LU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9141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AMPIERI LUI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258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CA S.N.C.</text:p>
          </table:table-cell>
          <table:table-cell table:style-name="ce1" office:value-type="string" calcext:value-type="string">
            <text:p>RAFFAEL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9-21603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CE VERONA</text:p>
          </table:table-cell>
          <table:table-cell table:style-name="ce1" office:value-type="string" calcext:value-type="string">
            <text:p>UFFICIO INFORMAZIO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939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CE VERONA</text:p>
          </table:table-cell>
          <table:table-cell table:style-name="ce1" office:value-type="string" calcext:value-type="string">
            <text:p>UFFICIO INFORMAZIO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939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COPLASTIC (VANGELIST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622220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IFCO SYSTEM</text:p>
          </table:table-cell>
          <table:table-cell table:style-name="ce1" office:value-type="string" calcext:value-type="string">
            <text:p>FABIOLA RISMENI (PER SIST FT E CASSE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5384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FCO SYSTEM</text:p>
          </table:table-cell>
          <table:table-cell table:style-name="ce1" office:value-type="string" calcext:value-type="string">
            <text:p>FEDERICA PEDRON PER ORDINI BLOCCAT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5384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FCO SYSTEM</text:p>
          </table:table-cell>
          <table:table-cell table:style-name="ce1" office:value-type="string" calcext:value-type="string">
            <text:p>PER ORD.IMBALL. SIG.RA MANUELA // WALTER TRIPOD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5384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PER ORDINI IMBALLAGGIO (TRIPODI)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9-85384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PER PROB.PORTALE VIRGINIA 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53840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RAPP.GIORGIO BETTELL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01288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RAPP.GIORGIO BETTELLA</text:p>
          </table:table-cell>
          <table:table-cell table:style-name="ce1" office:value-type="string" calcext:value-type="string">
            <text:p>MAIL</text:p>
          </table:table-cell>
          <table:table-cell table:style-name="ce8" office:value-type="string" calcext:value-type="string">
            <text:p><text:a xlink:href="mailto:GIORGIO.BETELLA@IFCO.DE" xlink:type="simple">GIORGIO.BETELLA@IFCO.DE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RAPP.GIORGIO BETTEL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5384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L BETTOLINO SCARL</text:p>
          </table:table-cell>
          <table:table-cell table:style-name="ce1" office:value-type="string" calcext:value-type="string">
            <text:p>SIG.DICARRA GIANLUCA RESP.ACQUIST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05060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LMAPAK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102044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IMBALL NORD</text:p>
          </table:table-cell>
          <table:table-cell table:style-name="ce1" office:value-type="string" calcext:value-type="string">
            <text:p>AGENTE DAMIA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2-92335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IMBALL NORD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9800857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IMBALLAGGI USATI ZANFRETTA SAS</text:p>
          </table:table-cell>
          <table:table-cell table:style-name="ce1" office:value-type="string" calcext:value-type="string">
            <text:p>IMBALLI E PALLET USAT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04968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IMBALLAGGI USATI ZANFRETTA SAS</text:p>
          </table:table-cell>
          <table:table-cell table:style-name="ce1" office:value-type="string" calcext:value-type="string">
            <text:p>IMBALLI E PALLET USATI MASSI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0383862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IMPIANTO DI ALLARME-&gt; VEDI VSD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R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71569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SOLA BLU</text:p>
          </table:table-cell>
          <table:table-cell table:style-name="ce1" office:value-type="string" calcext:value-type="string">
            <text:p>ACI ISOLA DELLA SCA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85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TALIA BELT</text:p>
          </table:table-cell>
          <table:table-cell table:style-name="ce1" office:value-type="string" calcext:value-type="string">
            <text:p>UFFICIO (SIG.LUCA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2-5738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VECO/BRENNERO (CAMION)</text:p>
          </table:table-cell>
          <table:table-cell table:style-name="ce1" office:value-type="string" calcext:value-type="string">
            <text:p>RAPPRESENTANTE GUERRA CLAUD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9351304</text:p>
          </table:table-cell>
          <table:table-cell table:style-name="ce1" office:value-type="string" calcext:value-type="string">
            <text:p>CAMION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JCOPLASTIC – BATTIPAGLIA</text:p>
          </table:table-cell>
          <table:table-cell table:style-name="ce1" office:value-type="string" calcext:value-type="string">
            <text:p>VENDITO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48251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JCOPLASTIC – BATTIPAGLI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8598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JCOPLASTIC – BATTIPAGLIA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AGROINDUSTRIA@JCOPLASTIC.COM" xlink:type="simple">AGROINDUSTRIA@JCOPLASTIC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JCOPLASTIC – BATTIPAGL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3921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JCOPLASTIC – BATTIPAGL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3921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JOSEPH (DEL TRENTINO)</text:p>
          </table:table-cell>
          <table:table-cell table:style-name="ce1" office:value-type="string" calcext:value-type="string">
            <text:p>A COLTIVA ANCHE A TREVENZU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93-169510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KILINC GMBH – GERMANIA</text:p>
          </table:table-cell>
          <table:table-cell table:style-name="ce1" office:value-type="string" calcext:value-type="string">
            <text:p>ROMANO PAROLINI “MEDIATORE A VR”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69109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KILINC GMBH – GERMANIA</text:p>
          </table:table-cell>
          <table:table-cell table:style-name="ce1" office:value-type="string" calcext:value-type="string">
            <text:p>ROMANO PAROLINI “MEDIATORE A VR”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6213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KILINC GMBH – GERMANIA</text:p>
          </table:table-cell>
          <table:table-cell table:style-name="ce1" office:value-type="string" calcext:value-type="string">
            <text:p>ROMANO PAROLINI “MEDIATORE A VR”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romano13@hotmail.it" xlink:type="simple">romano13@hotmail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ECONOMICA PAGLIARE SCARL (MARCHE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5-80415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ECONOMICA PAGLIARE SCARL (MARCHE)</text:p>
          </table:table-cell>
          <table:table-cell table:number-columns-repeated="2"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AGRIECONOMICA1@LIBERO.IT" xlink:type="simple">AGRIECONOMICA1@LIBERO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ECONOMICA PAGLIARE SCARL (MARCHE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5-80416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ECONOMICA PAGLIARE SCARL (MARCH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5-80416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ORTOCONF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45375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ORTOCONF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457000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ORTOLANA DI PESCE GERARD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2-3450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L'ORTOLANA DI PESCE GERARDO</text:p>
          </table:table-cell>
          <table:table-cell table:style-name="ce1" office:value-type="string" calcext:value-type="string">
            <text:p>CELL. PAD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4818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ORTOLANA DI PESCE GERARDO</text:p>
          </table:table-cell>
          <table:table-cell table:style-name="ce1" office:value-type="string" calcext:value-type="string">
            <text:p>POSTEGGIO SIL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2-2624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ORTOLANA DI PESCE GERARDO</text:p>
          </table:table-cell>
          <table:table-cell table:style-name="ce1" office:value-type="string" calcext:value-type="string">
            <text:p>POSTEGGIO TREVIS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2-4334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ORTOLANO (VOLANTI – RIMINI)</text:p>
          </table:table-cell>
          <table:table-cell table:style-name="ce1" office:value-type="string" calcext:value-type="string">
            <text:p>MASSIMO VOLANT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782975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L'ORTOLANO (VOLANTI – RIMI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1-73410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UNICA ORTOF.DEL MUGELL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5-845827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UNICA ORTOF.DEL MUGELLO</text:p>
          </table:table-cell>
          <table:table-cell table:style-name="ce1" office:value-type="string" calcext:value-type="string">
            <text:p>TITOLARE SIG.ANGEL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1636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UNICA ORTOF.DEL MUGELLO</text:p>
          </table:table-cell>
          <table:table-cell table:style-name="ce1" office:value-type="string" calcext:value-type="string">
            <text:p>UFFIC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5-849453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UNICA ORTOF.DEL MUGELLO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LUNICASRL@LUNICA.IT" xlink:type="simple">LUNICASRL@LUNICA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UNICA ORTOF.DEL MUGEL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5-84553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UNICA ORTOF.DEL MUGEL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5-845537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CASTAGNARESE SOC.AGR.</text:p>
          </table:table-cell>
          <table:table-cell table:style-name="ce1" office:value-type="string" calcext:value-type="string">
            <text:p>CASTAGNARO (VR)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6752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CASTAGNARESE SOC.AGR.</text:p>
          </table:table-cell>
          <table:table-cell table:style-name="ce1" office:value-type="string" calcext:value-type="string">
            <text:p>CASTAGNARO (VR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920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CASTAGNARESE SOC.AGR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4517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DELIZIA (DORO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0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DELIZIA (DORO)</text:p>
          </table:table-cell>
          <table:table-cell table:style-name="ce1" office:value-type="string" calcext:value-type="string">
            <text:p>DAMIANO (FIGLIO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44517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DELIZIA (DOR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1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DELIZIA (DORO)</text:p>
          </table:table-cell>
          <table:table-cell table:style-name="ce1" office:value-type="string" calcext:value-type="string">
            <text:p>PAOLO (PAD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0-86996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MEDIGLIA FRUTTA</text:p>
          </table:table-cell>
          <table:table-cell table:style-name="ce1" office:value-type="string" calcext:value-type="string">
            <text:p>AGRONOMO BERALDI SIM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9-7792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MEDIGLIA FRUTTA</text:p>
          </table:table-cell>
          <table:table-cell table:style-name="ce1" office:value-type="string" calcext:value-type="string">
            <text:p>LUIG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524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MEDIGLIA FRUTTA</text:p>
          </table:table-cell>
          <table:table-cell table:style-name="ce1" office:value-type="string" calcext:value-type="string">
            <text:p>SALV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93693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MEDIGLIA FRUTTA</text:p>
          </table:table-cell>
          <table:table-cell table:style-name="ce1" office:value-type="string" calcext:value-type="string">
            <text:p>UFFICIO (PER PAG.SIN.RA SILVIA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982603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POLIGNANESE</text:p>
          </table:table-cell>
          <table:table-cell table:style-name="ce1" office:value-type="string" calcext:value-type="string">
            <text:p>LISCO ANTON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5360008</text:p>
          </table:table-cell>
          <table:table-cell table:style-name="ce1" office:value-type="string" calcext:value-type="string">
            <text:p>POSTEGGIO MILAN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LA ROCCA SOC.COOP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9-7634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SCINTIL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2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SORGENTE (POSTEGGIO MILANO)</text:p>
          </table:table-cell>
          <table:table-cell table:style-name="ce1" office:value-type="string" calcext:value-type="string">
            <text:p>LUIGI (EX VENDITORE CONTINI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4-59059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TORRE (AUTOTRASP. PER FABBRI RIMI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1-3411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IO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01131903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IO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31862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IO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31967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IO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31971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NZA BRUNO</text:p>
          </table:table-cell>
          <table:table-cell table:style-name="ce1" office:value-type="string" calcext:value-type="string">
            <text:p>DEPOSI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80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NZA BRU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744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RBI BADOU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42217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VAGNINI FERDIN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44847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ZZARINI FRANCO E C. (POSTEGGIO UDINE)</text:p>
          </table:table-cell>
          <table:table-cell table:style-name="ce1" office:value-type="string" calcext:value-type="string">
            <text:p>FEDER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2462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ZZARINI FRANCO E C. (POSTEGGIO UDINE)</text:p>
          </table:table-cell>
          <table:table-cell table:style-name="ce1" office:value-type="string" calcext:value-type="string">
            <text:p>MAR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063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ZZARINI FRANCO E C. (POSTEGGIO UDINE)</text:p>
          </table:table-cell>
          <table:table-cell table:style-name="ce1" office:value-type="string" calcext:value-type="string">
            <text:p>SEDE TRIESTE PER PAG.SIG.CINZI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0-3036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ZZARINI FRANCO E C. (POSTEGGIO UDI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2-60174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 CHIESOLE (LORA GIANN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7204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 CHIESOLE (LORA GIANN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840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 CHIESOLE (LORA GIAN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40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ONARDI MAR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800343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ONCINI CLAUDIO (GEOLOGO)</text:p>
          </table:table-cell>
          <table:table-cell table:style-name="ce1" office:value-type="string" calcext:value-type="string">
            <text:p><text:a xlink:href="mailto:LEONCINI@PSVSRL.COM" xlink:type="simple">LEONCINI@PSVSRL.COM</text:a>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102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ONCINI CLAUDIO (GEOLOGO)</text:p>
          </table:table-cell>
          <table:table-cell table:style-name="ce1" office:value-type="string" calcext:value-type="string">
            <text:p>SIG.SARTORETTI GIORD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52140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ONCINI CLAUDIO (GEOLOG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9001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ONCINI CLAUDIO (GEOLOG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5105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OPARD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400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OPARD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5710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CE</text:p>
          </table:table-cell>
          <table:table-cell table:style-name="ce1" office:value-type="string" calcext:value-type="string">
            <text:p>ANDREA CEOLETT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66907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CARLO BIGNAM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3489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CARLO BIGNAMI 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97188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CARLO BIGNAMI UFFICIO FAX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0-97188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CENTRAL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93736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DARIO ALBI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09120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137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GIUSEPP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4124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GIUSEPPE ESTE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6455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3305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29031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UZZI FABRIZIO</text:p>
          </table:table-cell>
          <table:table-cell table:style-name="ce1" office:value-type="string" calcext:value-type="string">
            <text:p>PUGLIE PER INSALAT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50502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UZZI FABRIZIO</text:p>
          </table:table-cell>
          <table:table-cell table:style-name="ce1" office:value-type="string" calcext:value-type="string">
            <text:p>PUGLIE PER INSALAT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5528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 IACONO TRASPORTI</text:p>
          </table:table-cell>
          <table:table-cell table:style-name="ce1" office:value-type="string" calcext:value-type="string">
            <text:p>TITO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748451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LO IACONO TRASPOR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867612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LOFFREDO STELLA SRL</text:p>
          </table:table-cell>
          <table:table-cell table:style-name="ce1" office:value-type="string" calcext:value-type="string">
            <text:p>BATTISTI L.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1621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FFREDO STELLA SRL</text:p>
          </table:table-cell>
          <table:table-cell table:style-name="ce1" office:value-type="string" calcext:value-type="string">
            <text:p>DOTT.STELL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8233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FFREDO STELLA SRL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1-28616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FFREDO STELLA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1-286170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NGA MIL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51831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NGO PATRIZ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87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RA LUCA SRL</text:p>
          </table:table-cell>
          <table:table-cell table:style-name="ce1" office:value-type="string" calcext:value-type="string">
            <text:p>mail certificata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loraluca.srl@legalmail.it" xlink:type="simple">loraluca.srl@legalmail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RA LUCA SRL</text:p>
          </table:table-cell>
          <table:table-cell table:style-name="ce1" office:value-type="string" calcext:value-type="string">
            <text:p>mail certificata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lucalora@libero.it" xlink:type="simple">lucalora@libero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RA LUCA SRL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5-81932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RA LUCA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4691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RA LUCA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4691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CCI GREGORIO</text:p>
          </table:table-cell>
          <table:table-cell table:style-name="ce1" office:value-type="string" calcext:value-type="string">
            <text:p>MACEROLA MARCELL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5-26662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CCI GREGORIO (AVEZZANO)</text:p>
          </table:table-cell>
          <table:table-cell table:style-name="ce1" office:value-type="string" calcext:value-type="string">
            <text:p>AGROTECNICO ROCCO FAIELL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27425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CCI GREGORIO (AVEZZANO)</text:p>
          </table:table-cell>
          <table:table-cell table:style-name="ce1" office:value-type="string" calcext:value-type="string">
            <text:p>AGROTECNICO ROCCO FAIELL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1-9559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CCI GREGORIO (AVEZZ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4-10012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CCI GREGORIO (AVEZZAN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63-239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SENT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73090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SEN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8930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SENTI MARCO</text:p>
          </table:table-cell>
          <table:table-cell table:style-name="ce1" office:value-type="string" calcext:value-type="string">
            <text:p>SUO COMMERCIALISTA FRANCES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25312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SENTI MAR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4821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SIA COOP.ORTOLANI</text:p>
          </table:table-cell>
          <table:table-cell table:style-name="ce1" office:value-type="string" calcext:value-type="string">
            <text:p>ITA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229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SIA COOP.ORTOLANI</text:p>
          </table:table-cell>
          <table:table-cell table:style-name="ce1" office:value-type="string" calcext:value-type="string">
            <text:p>ITA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8055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SIA COOP.ORTOLA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.G.P. SRL</text:p>
          </table:table-cell>
          <table:table-cell table:style-name="ce1" office:value-type="string" calcext:value-type="string">
            <text:p>NERE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6165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.G.P. SRL</text:p>
          </table:table-cell>
          <table:table-cell table:style-name="ce1" office:value-type="string" calcext:value-type="string">
            <text:p>OMAR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7211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.G.P.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5581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.G.P.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503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.MU.SA. SRL</text:p>
          </table:table-cell>
          <table:table-cell table:style-name="ce1" office:value-type="string" calcext:value-type="string">
            <text:p>CAGLIAR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0-2326046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.MU.SA. SRL</text:p>
          </table:table-cell>
          <table:table-cell table:style-name="ce1" office:value-type="string" calcext:value-type="string">
            <text:p>CAR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2882248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.PA TRASPOR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3475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ESTRI ORTOFRUTTA (POSTEGGIO PARMA)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035075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2" office:value-type="string" calcext:value-type="string">
            <text:p>MAESTRI ORTOFRUTTA (POSTEGGIO PARMA)</text:p>
          </table:table-cell>
          <table:table-cell table:style-name="ce1" office:value-type="string" calcext:value-type="string">
            <text:p>POTEGGIO PARM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21-992795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GGIO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GNANI DANILO E EGIDIO OSTIGLI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6-436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IOLI CRISTIAN PROD.ORTOFRUTT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082393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IOLI CRISTIAN PROD.ORTOFRUTT.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41-932604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IOLI CRISTIAN PROD.ORTOFRUTT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1-932000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LAGNINI OSVAL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441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LAMAN COSTANT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4787763</text:p>
          </table:table-cell>
          <table:table-cell table:style-name="ce1" office:value-type="string" calcext:value-type="string">
            <text:p>VENDITA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MALINI FLAVIO (INOXTECNICA VERONESE)</text:p>
          </table:table-cell>
          <table:table-cell table:style-name="ce1" office:value-type="string" calcext:value-type="string">
            <text:p>MANUTENZIONE NASTRI (EURO 35 ORARI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603311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LINI FLAVIO (INOXTECNICA VERONESE)</text:p>
          </table:table-cell>
          <table:table-cell table:style-name="ce1" office:value-type="string" calcext:value-type="string">
            <text:p>MANUTENZIONE NASTRI (EURO 35 ORARI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94421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LINI S.A.S. DI MALINI MARIO</text:p>
          </table:table-cell>
          <table:table-cell table:style-name="ce1" office:value-type="string" calcext:value-type="string">
            <text:p>SOTTACETI VILLAFONTA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850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FRIN LORENZO AZ.AGR. (ROSOLIN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9017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FRIN LORENZO AZ.AGR. (ROSOLIN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6-3403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FRIN LORENZO AZ.AGR. (ROSOLINA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AGRICOLA.MANFRIN@ALICE.IT" xlink:type="simple">AGRICOLA.MANFRIN@ALICE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FRIN LORENZO AZ.AGR. (ROSOLI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6-3403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TOAN BRUNO TRASPORTI CHIOGGIA (EX NARCISO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4930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TOAN BRUNO TRASPORTI CHIOGGIA (EX NARCI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495093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TOVANELLI FERDINAN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202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TOVANELLI LUC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6201740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NTOVANELLI PIER GIORGIO</text:p>
          </table:table-cell>
          <table:table-cell table:style-name="ce1" office:value-type="string" calcext:value-type="string">
            <text:p>SALIZZOLE VALMORSELZ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027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TOVANI GIULIANO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300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TOVANI GIUL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02093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ANESI SE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0-8818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CANTONI F.L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721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CHIELLA RIN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5905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CON ROMEO</text:p>
          </table:table-cell>
          <table:table-cell table:style-name="ce1" office:value-type="string" calcext:value-type="string">
            <text:p>PER ROSSO VR A ROVEREDO DE GUA'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057474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CONCINI (COMPRA VERON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50684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CONCINI MARIAN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201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CONCINI MAR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6658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IANO PATRI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2611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IANO PATRIZ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4-6410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IELLA (SORELLA GIUSEPP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4255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INO ALBERGO RIST.BUTTAPIETR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600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AMMINISTRAZ. → MAGAZZ.ALESSIO</text:p>
          </table:table-cell>
          <table:table-cell table:style-name="ce1" office:value-type="string" calcext:value-type="string">
            <text:p>TEL</text:p>
          </table:table-cell>
          <table:table-cell office:value-type="string" calcext:value-type="string">
            <text:p>045-79021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AMMINISTRAZIONE FAX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3002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COMPRATORE MARCO FERRAR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94407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FAX FERRARI CAS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8012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FAX MAGAZZINO SCARIC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9796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SAGGIA (IDRAULIC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797932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MASAGGIA (IDRAULIC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88947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MASTRANDREA AZ.AGR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7570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STRANDREA AZ.AGR.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28-87121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STRANDREA AZ.AGR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8711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TTIOLI (CANARIN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677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TTIOLI (CANARIN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350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UR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20835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XI FRUTTA</text:p>
          </table:table-cell>
          <table:table-cell table:style-name="ce1" office:value-type="string" calcext:value-type="string">
            <text:p>FRANCES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76096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XI FRUTT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9-7720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XI FRUT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9-7737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EGONI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3-5642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EGO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3-5641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EGO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64960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ELOTTI MORE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92227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ELOTTI MORE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3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ELOTTO ENRI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08140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ETALLI (RACCOLTA METALLI) IVAN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2608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CHELETTI LUC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2024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GROSS (MION)</text:p>
          </table:table-cell>
          <table:table-cell table:style-name="ce1" office:value-type="string" calcext:value-type="string">
            <text:p>ELEN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7001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GROSS (MION)</text:p>
          </table:table-cell>
          <table:table-cell table:style-name="ce1" office:value-type="string" calcext:value-type="string">
            <text:p>ELE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833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GROSS (MION)</text:p>
          </table:table-cell>
          <table:table-cell table:style-name="ce1" office:value-type="string" calcext:value-type="string">
            <text:p>GIOVAN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834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GROSS (MION)</text:p>
          </table:table-cell>
          <table:table-cell table:style-name="ce1" office:value-type="string" calcext:value-type="string">
            <text:p>MASSIMO PERUS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7106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GROSS (MION)</text:p>
          </table:table-cell>
          <table:table-cell table:style-name="ce1" office:value-type="string" calcext:value-type="string">
            <text:p>RICCARDO RENZI (RESP.PIATT. VR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6-63453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GROSS (MION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62305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GROSS (MION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515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LANI E FRAGOR GROUP SPA</text:p>
          </table:table-cell>
          <table:table-cell table:style-name="ce1" office:value-type="string" calcext:value-type="string">
            <text:p>MARC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867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LANI E FRAGOR GROUP SP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2867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LANI E FRAGOR GROUP SP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867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NCHIELLO POMPEO (PUGLI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94625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NUTILLI GABRIELLA GILBERTO</text:p>
          </table:table-cell>
          <table:table-cell table:style-name="ce1" office:value-type="string" calcext:value-type="string">
            <text:p>TERRACINA LATINA PER INSALAT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82683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NUTILLI GABRIELLA GILBERTO</text:p>
          </table:table-cell>
          <table:table-cell table:style-name="ce1" office:value-type="string" calcext:value-type="string">
            <text:p>TERRACINA LATINA PER INSALAT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73-7722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OLA QUINTO (ASCOL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4-6300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OSO GIOVA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8976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OZZI ANGIOLINO (SCAVATOR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72045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RANDOLA CRISTIAN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1808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RANDOLA IDO E GABRIELE</text:p>
          </table:table-cell>
          <table:table-cell table:style-name="ce1" office:value-type="string" calcext:value-type="string">
            <text:p>PRODUTTORI BONFERA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690016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IRANDOLA MAURIZ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281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RONE G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6385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RONE GI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31-2701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NEW FRUIT (MERCATO VERONA)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4929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CCALDI RAFFA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8607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CCALDI RAFFAE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73315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CCALDI RAFFAE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75315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DENFRUIT SPA</text:p>
          </table:table-cell>
          <table:table-cell table:style-name="ce1" office:value-type="string" calcext:value-type="string">
            <text:p>GIUSEPPE PICA SOST.MIREL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35-591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DENFRUIT SPA</text:p>
          </table:table-cell>
          <table:table-cell table:style-name="ce1" office:value-type="string" calcext:value-type="string">
            <text:p>MIRELLA RESP.ACQUIST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1611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DENFRUIT SP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35-4112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DENFRUIT SP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35-590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LINARI CLAUD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90669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LINARI CLAUD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303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LINARI DANI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22146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NTEDORO (PUGLI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33891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NTEDORO (PUGL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514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NTRESOR (SOMMACAMPAG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153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ANDI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681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ANDI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33286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ANDO</text:p>
          </table:table-cell>
          <table:table-cell table:style-name="ce1" office:value-type="string" calcext:value-type="string">
            <text:p>CERE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753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ANDO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1882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ANDO (MARCO)</text:p>
          </table:table-cell>
          <table:table-cell table:style-name="ce1" office:value-type="string" calcext:value-type="string">
            <text:p>PRONTISSIMA 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04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ANDO (MARC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0063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ATELLO ENRICO (AZ.AGR.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91646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ATELLO ENRICO (AZ.AGR.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290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ELATO GIOVAN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2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ELATO VANNI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33283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ELATO VAN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84287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INI (X MELONI)</text:p>
          </table:table-cell>
          <table:table-cell table:style-name="ce1" office:value-type="string" calcext:value-type="string">
            <text:p>ANGELA PER PAGAMENT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0836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INI (X MELONI)</text:p>
          </table:table-cell>
          <table:table-cell table:style-name="ce1" office:value-type="string" calcext:value-type="string">
            <text:p>GIANLUC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93-939913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INI (X MELON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75-8312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INI (X MELO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5-7802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OSATO SABRIN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33145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SE' (CRESPI RENAT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550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SE' (CRESPI RENAT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550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UNARIN GIUSEPP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156989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POLI (ALESSANDRO DALL'ORT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61073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TURA (LA NATUR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1-49509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TURA E' (FABEN)</text:p>
          </table:table-cell>
          <table:table-cell table:style-name="ce1" office:value-type="string" calcext:value-type="string">
            <text:p>PER PAGAMENTI SIG.SILVA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51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TURA NOSTRA (ALFONS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9651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TURA.COM</text:p>
          </table:table-cell>
          <table:table-cell table:style-name="ce1" office:value-type="string" calcext:value-type="string">
            <text:p>RESPONSABILE CARICO/SCARICO EMANUEL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83545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TURA.COM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83545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ZARIO DAN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23267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ZARIO DANIE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6439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IZZO BRUNO E PIER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0-65190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IZZO BRUNO E PIER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17203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IZZO BRUNO E PIERO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92736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IZZO BRUNO E PIERO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0-5000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OTAIO LUCIO LOMBARD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3086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OTAIO LUCIO LOMBARD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4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UOVA ANNAFRUTTA (PER MELONI) UDINE</text:p>
          </table:table-cell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307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UOVA ANNAFRUTTA (PER MELONI) UDINE</text:p>
          </table:table-cell>
          <table:table-cell table:style-name="ce1" office:value-type="string" calcext:value-type="string">
            <text:p>MARCO PERES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308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UOVA ANNAFRUTTA (PER MELONI) UDINE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32-6125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UOVA ANNAFRUTTA (PER MELONI) UDINE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info@annafrutta.it" xlink:type="simple">info@annafrutta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UOVA ANNAFRUTTA (PER MELONI) UDIN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2-5741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UOVO CAM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30348</text:p>
          </table:table-cell>
          <table:table-cell table:style-name="ce1" office:value-type="string" calcext:value-type="string">
            <text:p>RISTORANTE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OIGNATANO PUGLI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41718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LICASA (SIG. OLIBON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2338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LICASA (SIG. OLIBO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33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M (ZAPPOLLA PAOL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7391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M (ZAPPOLLA PAOL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730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LANDIN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83508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OFRUIT</text:p>
          </table:table-cell>
          <table:table-cell table:style-name="ce1" office:value-type="string" calcext:value-type="string">
            <text:p>MERCATO VICENZ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4-5645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OFRUIT</text:p>
          </table:table-cell>
          <table:table-cell table:style-name="ce1" office:value-type="string" calcext:value-type="string">
            <text:p>ZANON MAURIZIO TITO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4445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SI E FABBRI</text:p>
          </table:table-cell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789488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SI E FABBRI</text:p>
          </table:table-cell>
          <table:table-cell table:style-name="ce1" office:value-type="string" calcext:value-type="string">
            <text:p>O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40315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SI E FABBRI</text:p>
          </table:table-cell>
          <table:table-cell table:style-name="ce1" office:value-type="string" calcext:value-type="string">
            <text:p>TON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0172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SI E FABBRI</text:p>
          </table:table-cell>
          <table:table-cell table:style-name="ce1" office:value-type="string" calcext:value-type="string">
            <text:p>TON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55109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SI E FABBR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1-28618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SI E FABBR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1-28617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ICOLA MARCHIGIANA=&gt; VEDI CACCHIARELLI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 DEI PANDA → VEDI BENETTI LUIGI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 RO. MI. </text:p>
          </table:table-cell>
          <table:table-cell table:style-name="ce1" office:value-type="string" calcext:value-type="string">
            <text:p>CRISTIANO DETRATTI X NUOVO MAG.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79743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 RO. MI. STABILIMENTO 3</text:p>
          </table:table-cell>
          <table:table-cell table:style-name="ce1" office:value-type="string" calcext:value-type="string">
            <text:p>ALESS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4-66462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 RO. MI. STABILIMENTO 3</text:p>
          </table:table-cell>
          <table:table-cell table:style-name="ce1" office:value-type="string" calcext:value-type="string">
            <text:p>GIANFRAN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7550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 RO. MI. STABILIMENTO 3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935577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 RO. MI. STABILIMENTO 3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9-93592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.CAV.2000 (POSTEGGIO MILANO)</text:p>
          </table:table-cell>
          <table:table-cell table:style-name="ce1" office:value-type="string" calcext:value-type="string">
            <text:p>TITOLARE CAMIL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746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.CAV.2000 (POSTEGGIO MIL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41228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.CAV.2000 (POSTEGGIO MIL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412287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.FRUT S.A.S.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.FRUT S.A.S.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3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.FRUT S.A.S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6045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.STE.MI – BASSANI (LUSI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25-6075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.STE.MI – BASSANI (LUSI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2034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BELL</text:p>
          </table:table-cell>
          <table:table-cell table:style-name="ce1" office:value-type="string" calcext:value-type="string">
            <text:p>ANGELO NICCOLI RESP.CASSE SAN PAOLOD'ARGON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42524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CENTRAL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42524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DIEG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460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FEDERICA FULLIN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21010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FEDERICA FULLIN (ASSIST.ACQUISTI) (MI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165192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FEDERICA FULLIN DIRET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035-42524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9528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2725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PESCHIERA BORROMEO (MILANO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16519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S.PAOLO D'ARGON (BG) (SEDE AMM.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42524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S.PAOLO D'ARGON (BG) (SEDE AMM.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95288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BERMAR (GIAMMARC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8259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BERMAR (GIAMMARC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8678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F.CASTELLO SRL</text:p>
          </table:table-cell>
          <table:table-cell table:style-name="ce1" office:value-type="string" calcext:value-type="string">
            <text:p>AMMINISTRAZIONE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5-9587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F.CASTELLO SRL</text:p>
          </table:table-cell>
          <table:table-cell table:style-name="ce1" office:value-type="string" calcext:value-type="string">
            <text:p>CASTELLO PIERLUIG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03483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.CASTELLO SRL</text:p>
          </table:table-cell>
          <table:table-cell table:style-name="ce1" office:value-type="string" calcext:value-type="string">
            <text:p>CASTELLO RO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2241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.CASTELLO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5-459865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ORTOF.CASTELLO SRL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INFO@ORTOFRUTTACASTELLO.COM" xlink:type="simple">INFO@ORTOFRUTTACASTELLO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.CASTELLO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9587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IMA</text:p>
          </table:table-cell>
          <table:table-cell table:style-name="ce1" office:value-type="string" calcext:value-type="string">
            <text:p>CESIL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479634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IMA</text:p>
          </table:table-cell>
          <table:table-cell table:style-name="ce1" office:value-type="string" calcext:value-type="string">
            <text:p>TELEFONO E FAX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897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IN</text:p>
          </table:table-cell>
          <table:table-cell table:style-name="ce1" office:value-type="string" calcext:value-type="string">
            <text:p>LORENA X ORDINI MELO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9535220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IN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41488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RUTTA (FIRENZE)</text:p>
          </table:table-cell>
          <table:table-cell table:style-name="ce1" office:value-type="string" calcext:value-type="string">
            <text:p>PASTORELLI FABRIZ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886552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RUTTA (FIRENZE)</text:p>
          </table:table-cell>
          <table:table-cell table:style-name="ce1" office:value-type="string" calcext:value-type="string">
            <text:p>PASTORELLI FABRIZ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5-41619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RUTTICOLA BASSO ADIGE</text:p>
          </table:table-cell>
          <table:table-cell table:style-name="ce1" office:value-type="string" calcext:value-type="string">
            <text:p>TIZIA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970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GREEN DI GASTALDELLO</text:p>
          </table:table-cell>
          <table:table-cell table:style-name="ce1" office:value-type="string" calcext:value-type="string">
            <text:p>ARNALD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51589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GREEN DI GASTALDELLO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5159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GREEN DI GASTALDEL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18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LANI E TREVENZUO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84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MA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70180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MERCATO (SEVEN SPA)</text:p>
          </table:table-cell>
          <table:table-cell table:style-name="ce1" office:value-type="string" calcext:value-type="string">
            <text:p>BAGG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51686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MERCATO (SEVEN SP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61-24168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PADOVA SAS</text:p>
          </table:table-cell>
          <table:table-cell table:style-name="ce1" office:value-type="string" calcext:value-type="string">
            <text:p>PAOLO CAMPANA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6622376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ORTOPADOVA SAS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9-8705767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ORTOPADOVA SA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5471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ORTOPIU' (GIUS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95948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ROSA</text:p>
          </table:table-cell>
          <table:table-cell table:style-name="ce1" office:value-type="string" calcext:value-type="string">
            <text:p>RENA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87709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ROS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8770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ROS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5-4018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RO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9301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VERDE (POSTEGGIO PADOVA)</text:p>
          </table:table-cell>
          <table:table-cell table:style-name="ce1" office:value-type="string" calcext:value-type="string">
            <text:p>GIANPIET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683976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VERDE (POSTEGGIO PADOV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297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VERDE (POSTEGGIO PADOVA)</text:p>
          </table:table-cell>
          <table:table-cell table:style-name="ce1" office:value-type="string" calcext:value-type="string">
            <text:p>VENDITORE: NAZA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629206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VEG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73-7397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VEG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73-73993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VEG (ALPE DOTTOR LADUR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7673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VEG (ALPE DOTTOR LADU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73-626160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PACKMA</text:p>
          </table:table-cell>
          <table:table-cell table:style-name="ce6" office:value-type="string" calcext:value-type="string">
            <text:p>PER MACCHINA AVVOLGITRICE ROTOPLAST 1515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95761520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PACKMA</text:p>
          </table:table-cell>
          <table:table-cell table:style-name="ce6" office:value-type="string" calcext:value-type="string">
            <text:p>PER MACCHINA AVVOLGITRICE ROTOPLAST 1515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957615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LBOX (BINS NUOVI € 52,00 ANNO 2010)</text:p>
          </table:table-cell>
          <table:table-cell table:style-name="ce1" office:value-type="string" calcext:value-type="string">
            <text:p>PARTENZA BOLZAN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71-82001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LBOX (BINS NUOVI € 52,00 ANNO 2010)</text:p>
          </table:table-cell>
          <table:table-cell table:style-name="ce1" office:value-type="string" calcext:value-type="string">
            <text:p>PARTENZA BOLZA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71-8123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LERMO STEFANIA AZ.AGRICO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66876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LMA</text:p>
          </table:table-cell>
          <table:table-cell table:style-name="ce1" office:value-type="string" calcext:value-type="string">
            <text:p>NUNZ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0-514592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LM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00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LUMBO GIACO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8741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LUMBO GIACOM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64-93361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</text:p>
          </table:table-cell>
          <table:table-cell table:style-name="ce1" office:value-type="string" calcext:value-type="string">
            <text:p>FAB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19764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</text:p>
          </table:table-cell>
          <table:table-cell table:style-name="ce1" office:value-type="string" calcext:value-type="string">
            <text:p>RESP.ACQUISTI SIG.VERZELL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290004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</text:p>
          </table:table-cell>
          <table:table-cell table:style-name="ce1" office:value-type="string" calcext:value-type="string">
            <text:p>RESP.ACQUISTI SIG.VERZELL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49500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</text:p>
          </table:table-cell>
          <table:table-cell table:style-name="ce1" office:value-type="string" calcext:value-type="string">
            <text:p>RESP.ACQUISTI SIG.VERZELL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4951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ASMAGHI-CAMPANALE FABI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2-488401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ASMAGHI-CAMPANALE FABI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4884094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BERTOLO UFF.ZIGARI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4570641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PER IMBALLAGGIO)</text:p>
          </table:table-cell>
          <table:table-cell table:style-name="ce1" office:value-type="string" calcext:value-type="string">
            <text:p>PARLARE CON DAVID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4571213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UFF. AMMINISTRATIVO)</text:p>
          </table:table-cell>
          <table:table-cell table:style-name="ce1" office:value-type="string" calcext:value-type="string">
            <text:p>PARLARE CON BUFFOL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49576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UFF. CONTABILITA'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1-54958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UFF. CONTABILITA')</text:p>
          </table:table-cell>
          <table:table-cell table:style-name="ce1" office:value-type="string" calcext:value-type="string">
            <text:p>PARLARE CON ELISABETTA (FT.NOLEGGI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49583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VENE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1376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VENE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41131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VENE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4119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VENE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4961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ZIGARNI RESP. GENERAL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44528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NDOLI LU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742715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NDOLI LUIG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63-5931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NDOLI LUI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931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NNELLA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51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NNELLA</text:p>
          </table:table-cell>
          <table:table-cell table:style-name="ce1" office:value-type="string" calcext:value-type="string">
            <text:p>CES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86710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NNELLA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809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NNELLA</text:p>
          </table:table-cell>
          <table:table-cell table:style-name="ce1" office:value-type="string" calcext:value-type="string">
            <text:p>WALTER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80846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NNEL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54663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RCO DELGARGANO</text:p>
          </table:table-cell>
          <table:table-cell table:style-name="ce1" office:value-type="string" calcext:value-type="string">
            <text:p>RAGIONIERE GIOVAN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47561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SETTO EGIDIO (MEDIATORE MELON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302570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SETTO EGIDIO (MEDIATORE MELON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10238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SETTO GAET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70731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SINI FRANCES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855987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SOT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646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SOTTO ESTER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883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SSALONGO (BANCALI USAT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28430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STA GIOIOSA (RODIGO MN)</text:p>
          </table:table-cell>
          <table:table-cell table:style-name="ce1" office:value-type="string" calcext:value-type="string">
            <text:p>STORTI SERG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507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TTARO MARCO</text:p>
          </table:table-cell>
          <table:table-cell table:style-name="ce1" office:value-type="string" calcext:value-type="string">
            <text:p>LUS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203402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PATTARO MARCO</text:p>
          </table:table-cell>
          <table:table-cell table:style-name="ce1" office:value-type="string" calcext:value-type="string">
            <text:p>LUSI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220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PAVANELLO VALER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49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VANELLO VALERIO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1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CANA (PRONTOCHEF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-698400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CANA (PRONTOCHEF)</text:p>
          </table:table-cell>
          <table:table-cell table:style-name="ce1" office:value-type="string" calcext:value-type="string">
            <text:p>MARIOTTO MASSI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77333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CANA (PRONTOCHEF)</text:p>
          </table:table-cell>
          <table:table-cell table:style-name="ce1" office:value-type="string" calcext:value-type="string">
            <text:p>MASINI FRAN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0551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CANA (PRONTOCHEF)</text:p>
          </table:table-cell>
          <table:table-cell table:style-name="ce1" office:value-type="string" calcext:value-type="string">
            <text:p>UFFICIO AMMINISTRATIV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3469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CANA (PRONTOCHEF)</text:p>
          </table:table-cell>
          <table:table-cell table:style-name="ce1" office:value-type="string" calcext:value-type="string">
            <text:p>UFFICIO COMMERCIAL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8400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DEVARA</text:p>
          </table:table-cell>
          <table:table-cell table:style-name="ce1" office:value-type="string" calcext:value-type="string">
            <text:p>AS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671834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DEVAR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71902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RBELLINI ANDREINA</text:p>
          </table:table-cell>
          <table:table-cell table:style-name="ce1" office:value-type="string" calcext:value-type="string">
            <text:p>PER INS. I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8402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RBELLINI TRANQUIL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13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RINELLI RUL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84313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PERINI SANT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90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ROTELLI CARROZZERIA (CAR.VI.PER.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527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CAMION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ERUSI (POSTEGGIO VR)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807315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RUSI (POSTEGGIO V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067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RUSI (POSTEGGIO VR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09477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SARES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1-72006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TTENE STEFANO</text:p>
          </table:table-cell>
          <table:table-cell table:style-name="ce1" office:value-type="string" calcext:value-type="string">
            <text:p>PER RINGHIERA – FABB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237357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ZZO ADRIANO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92543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ZZO AUGUSTO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6426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ZZO AUGUST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877715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LASTRO PLAST SNC (FRANCO POLATO)</text:p>
          </table:table-cell>
          <table:table-cell table:style-name="ce1" office:value-type="string" calcext:value-type="string">
            <text:p>RICICLO MAT. PLASTICHE BINS USAT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93127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LASTRO PLAST SNC (FRANCO POLATO)</text:p>
          </table:table-cell>
          <table:table-cell table:style-name="ce1" office:value-type="string" calcext:value-type="string">
            <text:p>RICICLO MAT. PLASTICHE BINS USAT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4-57223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LASTRO PLAST SNC (FRANCO POLATO)</text:p>
          </table:table-cell>
          <table:table-cell table:style-name="ce1" office:value-type="string" calcext:value-type="string">
            <text:p>RICICLO MAT. PLASTICHE BINS USAT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4-57223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TTONI (POSTEGGIO VICENZA)</text:p>
          </table:table-cell>
          <table:table-cell table:style-name="ce1" office:value-type="string" calcext:value-type="string">
            <text:p>PER RICAVI MELONI STEF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618158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ZZIGHELLA LERIS ROBER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514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ZZOLI (PER BANCALI LEGNO USATI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376-398845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BANCALI USATI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IZZOLI (PER BANCALI LEGNO USATI)</text:p>
          </table:table-cell>
          <table:table-cell table:style-name="ce1" office:value-type="string" calcext:value-type="string">
            <text:p>PAD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4832416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BANCALI USATI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IZZOLI (PER BANCALI LEGNO USATI)</text:p>
          </table:table-cell>
          <table:table-cell table:style-name="ce1" office:value-type="string" calcext:value-type="string">
            <text:p>SIMON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3750230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BANCALI USATI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IZZOLI (PER BANCALI LEGNO USAT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502956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BANCALI USATI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IZZOLI (PER BANCALI LEGNO USAT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022438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BANCALI USATI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IZZOLI (PER BANCALI LEGNO USAT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1102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BANCALI USATI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IZZOLINI (ASOLA INSALAT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465638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LAFONI GIA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53647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LAFONI GIAN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-24702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GGI ANGELO (ASCOLI SCAROLA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4-9326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GGI ANGELO (ASCOLI SCAROLA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4-93289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GGI ANGELO (ASCOLI SCAROL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43067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KER (PADOVA) (EX-DARE)</text:p>
          </table:table-cell>
          <table:table-cell table:style-name="ce1" office:value-type="string" calcext:value-type="string">
            <text:p>SERG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2251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KER (PADOVA) (EX-DAR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37626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KER (PADOVA) (EX-DA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193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KER (PADOVA) (EX-DA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30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LI VITTORIO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19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LIFRUTTA</text:p>
          </table:table-cell>
          <table:table-cell table:style-name="ce1" office:value-type="string" calcext:value-type="string">
            <text:p>DAX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23-5920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LIFRUTTA</text:p>
          </table:table-cell>
          <table:table-cell table:style-name="ce1" office:value-type="string" calcext:value-type="string">
            <text:p>MAURIZIO PER PAGAMENT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43598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LIFRUTTA</text:p>
          </table:table-cell>
          <table:table-cell table:style-name="ce1" office:value-type="string" calcext:value-type="string">
            <text:p>PARABOSH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10924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LIFRUTTA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23-59236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NTINA 2000</text:p>
          </table:table-cell>
          <table:table-cell table:style-name="ce1" office:value-type="string" calcext:value-type="string">
            <text:p>MAURIZ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73-66405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RRINI FLAV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81967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RRINI LINO E DINO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519304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RRINI LINO E DIN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81874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RRINI STELV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8180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ZZA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93-9239980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POZZA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730025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PRANDINI PNEUMATICI</text:p>
          </table:table-cell>
          <table:table-cell table:style-name="ce1" office:value-type="string" calcext:value-type="string">
            <text:p>MOZZECANE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930127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GOMME PNEUMATICI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RANDINI PNEUMATIC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930098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GOMME PNEUMATICI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RIMO FIORE (POSTEGGIO MILANO)</text:p>
          </table:table-cell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126002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RIMO FIORE (POSTEGGIO MILANO)</text:p>
          </table:table-cell>
          <table:table-cell table:style-name="ce1" office:value-type="string" calcext:value-type="string">
            <text:p>MOGLIE ENZ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49053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ROMAPRIM (FRANCIA PER INSALAT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033-49094910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ROMAPRIM (FRANCIA PER INSALATA)</text:p>
          </table:table-cell>
          <table:table-cell table:style-name="ce1" office:value-type="string" calcext:value-type="string">
            <text:p>GIAMARC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033-60954726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ROMAPRIM (FRANCIA PER INSALAT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033-49094809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ROMAPRIM (FRANCI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03-49094910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ROMAPRIM (FRANC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03-49094809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RONTISSIMA </text:p>
          </table:table-cell>
          <table:table-cell table:style-name="ce1" office:value-type="string" calcext:value-type="string">
            <text:p>MAR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62969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RT CARROZZERIA ISOLA D.SCA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4009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RT CARROZZERIA ISOLA D.SCA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1121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<text:a xlink:href="mailto:ORTOMERCATO@PUNTOFRESCO.BG.IT" xlink:type="simple">ORTOMERCATO@PUNTOFRESCO.BG.IT</text:a>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72103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MAGAZZINO CASAZZA (BG)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5-8126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MAGAZZINO CASAZZA (BG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81017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MERCATO BG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5-424036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MERCATO BG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452388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QUAGLIA (AZIENDA AGRICOLA)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664845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QUAGLIA (AZIENDA AGRICO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63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QUAGLIA (DISTRIBUTORE NOGARA AGIP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1032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QUIKER S.R.L.</text:p>
          </table:table-cell>
          <table:table-cell table:style-name="ce1" office:value-type="string" calcext:value-type="string">
            <text:p>TOR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9723396 (-7)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&amp;C LAB SRL</text:p>
          </table:table-cell>
          <table:table-cell table:style-name="ce1" office:value-type="string" calcext:value-type="string">
            <text:p>GIOVANNI ANNUNZIATA RESP.VERON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95378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R&amp;C LAB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4-349041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R&amp;C LAB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4-349040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RAIMONDO E CESARI S.R.L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51311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AIMONDO E CESARI S.R.L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51327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AS ASSICURAZIONI ISOLA DELLA SCA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3218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AS ASSICURAZIONI ISOLA DELLA SCA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9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EAMI RO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96941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ECUPERO IMB.USATO (SUP.MARTINELLI)</text:p>
          </table:table-cell>
          <table:table-cell table:style-name="ce1" office:value-type="string" calcext:value-type="string">
            <text:p>SIMONINI MAR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02683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ENATO LUSA (WALTER LELL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4308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ENATO LUSA (WALTER LELL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115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ENATO LUSA (WALTER LELL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5-8343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ELLO (DI CASTELLETTOBERTOLA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105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ELLO (DI CASTELLETTOBERTOLA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825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GHET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6008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GONI FERDINAND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38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GONI FERDIN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6140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GONI MARIO (CARROZZIER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385850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GONI MAURO (FAGN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398106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GONI ROBERTO</text:p>
          </table:table-cell>
          <table:table-cell table:style-name="ce1" office:value-type="string" calcext:value-type="string">
            <text:p>INS. GENTILE INS. LATTUG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615930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GONI SAPORETTI (PER GENTILE E LATTUG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854815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GONI SAPORETTI (PER GENTILE E LATTUG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3011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NCO PNEUMATIC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30030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NCO PNEUMATIC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30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SCALD.INFRA SOFITTO ADAMI LORIS</text:p>
          </table:table-cell>
          <table:table-cell table:style-name="ce1" office:value-type="string" calcext:value-type="string">
            <text:p>PER MANUTENZIONI E RIPARAZIO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646548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SCALD.INFRA SOFITTO ADAMI LORIS</text:p>
          </table:table-cell>
          <table:table-cell table:style-name="ce1" office:value-type="string" calcext:value-type="string">
            <text:p>PER MANUTENZIONI E RIPARAZIO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003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SPOLI (ISALATA NAPOLI)</text:p>
          </table:table-cell>
          <table:table-cell table:style-name="ce1" office:value-type="string" calcext:value-type="string">
            <text:p>CARMIN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64949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SPOLI (ISALATA NAPOLI)</text:p>
          </table:table-cell>
          <table:table-cell table:style-name="ce1" office:value-type="string" calcext:value-type="string">
            <text:p>ENR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24532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ZZ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49068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ZZO</text:p>
          </table:table-cell>
          <table:table-cell table:style-name="ce1" office:value-type="string" calcext:value-type="string">
            <text:p>ADEL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49009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ZZO</text:p>
          </table:table-cell>
          <table:table-cell table:style-name="ce1" office:value-type="string" calcext:value-type="string">
            <text:p>LUIG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07116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ZZO</text:p>
          </table:table-cell>
          <table:table-cell table:style-name="ce1" office:value-type="string" calcext:value-type="string">
            <text:p>NIPOTE: LUC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532667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BISON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21-77719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CCO TRASPORTI</text:p>
          </table:table-cell>
          <table:table-cell table:style-name="ce1" office:value-type="string" calcext:value-type="string">
            <text:p>MAR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232849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CCO TRASPORT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28-6311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CCO TRASPOR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6311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DEGHER GIUL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242191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DEGHER GIUL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840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MANI MAURI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66589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MANI MAURIZ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752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NZAT GIACOMO S.P.A. (PORDENONE)</text:p>
          </table:table-cell>
          <table:table-cell table:style-name="ce1" office:value-type="string" calcext:value-type="string">
            <text:p>TOMAT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4-8513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NZAT GIACOMO S.P.A. (PORDENON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34-8574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SA (MONSELICE CASTELFRANC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80977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SSIGNOLI VITTOR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894203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ROSSINI ALBERTO</text:p>
          </table:table-cell>
          <table:table-cell table:style-name="ce1" office:value-type="string" calcext:value-type="string">
            <text:p>FIGLIO FILIPP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30559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SSINI ALBERT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690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SSINI AL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30559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SSINI ALBER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449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UFFATO ANTON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31-27568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UFFATO ANTONI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31-2753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UFFATO ANTON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17900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UIN LUCIAN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5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UIN LUC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44885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UIN LUC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4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.ANNA (CHIOGGIA)</text:p>
          </table:table-cell>
          <table:table-cell table:style-name="ce1" office:value-type="string" calcext:value-type="string">
            <text:p>RENZ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86774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LUTE E SICUREZZA (AYAAD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50246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LUTE E SICUREZZA (AYAAD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25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LVAG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0178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LVI (BG) (AGRINATURA)</text:p>
          </table:table-cell>
          <table:table-cell table:style-name="ce1" office:value-type="string" calcext:value-type="string">
            <text:p>CRISTIN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6706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LVI (BG) (AGRINATURA)</text:p>
          </table:table-cell>
          <table:table-cell table:style-name="ce1" office:value-type="string" calcext:value-type="string">
            <text:p>GIOSEPP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5431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LVI (BG) (AGRINATUR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68406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LVI (BG) (AGRINATU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6665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LVI ENZ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9322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DU (CONOSCE FINANZIERE)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0-274222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DU (CONOSCE FINANZIERE)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9-954117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TIN DINO (FAGN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37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TUCCI ANGELO</text:p>
          </table:table-cell>
          <table:table-cell table:style-name="ce1" office:value-type="string" calcext:value-type="string">
            <text:p>ONOFRIO FIGLIO DI ANGE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204895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0-67557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44132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30-54149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913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921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9945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TIN DAN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4800913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SATIN LU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539682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BIZZERA</text:p>
          </table:table-cell>
          <table:table-cell table:style-name="ce1" office:value-type="string" calcext:value-type="string">
            <text:p>BRU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0655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BIZZERA</text:p>
          </table:table-cell>
          <table:table-cell table:style-name="ce1" office:value-type="string" calcext:value-type="string">
            <text:p>FLAV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06559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ANOLA RICCAR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231605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APINI TELONI</text:p>
          </table:table-cell>
          <table:table-cell table:style-name="ce1" office:value-type="string" calcext:value-type="string">
            <text:p>GREMBIULI OPERAIE MS.120 / CLAUDI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5135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APINI TELONI</text:p>
          </table:table-cell>
          <table:table-cell table:style-name="ce1" office:value-type="string" calcext:value-type="string">
            <text:p>GREMBIULI OPERAIE MS.120 / CLAUDI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983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APPINI UGO E F.LLI</text:p>
          </table:table-cell>
          <table:table-cell table:style-name="ce1" office:value-type="string" calcext:value-type="string">
            <text:p>VIA CAMAGR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11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ARABELLO &amp; C. SNC OFFICINA IVEC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100706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SCARABELLO &amp; C. SNC OFFICINA IVECO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scarabellosnc@tiscalinet.it" xlink:type="simple">scarabellosnc@tiscalinet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ARABELLO &amp; C. SNC OFFICINA IVE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007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HIAVO RE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614478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IPIONI DANIELE</text:p>
          </table:table-cell>
          <table:table-cell table:style-name="ce1" office:value-type="string" calcext:value-type="string">
            <text:p>PRODUZIONE BIOLOGIC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4623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OLARI FABIO (BONFERRAR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24143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EGALA ELEONORA</text:p>
          </table:table-cell>
          <table:table-cell table:number-columns-repeated="2" table:style-name="ce1" office:value-type="string" calcext:value-type="string">
            <text:p>CELL</text:p>
          </table:table-cell>
          <table:table-cell table:style-name="ce7" office:value-type="string" calcext:value-type="string">
            <text:p>340-4069890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SEGALA ELEONORA</text:p>
          </table:table-cell>
          <table:table-cell table:style-name="ce1" office:value-type="string" calcext:value-type="string">
            <text:p>NEGOZ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9176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SEGALA ROM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2274216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SELECTA S.R.L.(AGENZIA)</text:p>
          </table:table-cell>
          <table:table-cell table:style-name="ce1" office:value-type="string" calcext:value-type="string">
            <text:p>RINNER ANTON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73-6220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ENO E SENO</text:p>
          </table:table-cell>
          <table:table-cell table:style-name="ce1" office:value-type="string" calcext:value-type="string">
            <text:p>PER COLTELL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27915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ENO E SENO</text:p>
          </table:table-cell>
          <table:table-cell table:style-name="ce1" office:value-type="string" calcext:value-type="string">
            <text:p>PER COLTELL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0178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GUAZZABIA AZ.AGR. DI MACACCARI</text:p>
          </table:table-cell>
          <table:table-cell table:style-name="ce1" office:value-type="string" calcext:value-type="string">
            <text:p>FIGLIO JIMM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2-14261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GUAZZABIA AZ.AGR. DI MACACCARI</text:p>
          </table:table-cell>
          <table:table-cell table:style-name="ce1" office:value-type="string" calcext:value-type="string">
            <text:p>PADRE DOR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421850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HOP S.P.A.</text:p>
          </table:table-cell>
          <table:table-cell table:style-name="ce1" office:value-type="string" calcext:value-type="string">
            <text:p>CONTABILITA'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9350669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HOP S.P.A.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2-24104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HOP S.P.A.</text:p>
          </table:table-cell>
          <table:table-cell table:style-name="ce1" office:value-type="string" calcext:value-type="string">
            <text:p>MAGAZZINO BELLINGERI ROBER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2441109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HOP S.P.A.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4116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LE S.R.L. (TREVI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2-23062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L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42721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LVANA (POSTI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811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NGH</text:p>
          </table:table-cell>
          <table:table-cell table:style-name="ce1" office:value-type="string" calcext:value-type="string">
            <text:p>INDIANI NOGAR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140923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NGH MAAN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0-973307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NGH MAAN</text:p>
          </table:table-cell>
          <table:table-cell table:style-name="ce1" office:value-type="string" calcext:value-type="string">
            <text:p>INDIANI – FIGLIO SINGH RANVINDER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335153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NGH RANVIR (CONOSCE GIANELLO) (LALLY)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779030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BIAG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235825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BIAG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7-6745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1330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PO (CESEN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547-67268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PAZZAGL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54671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STEFA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7-67451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LEFRUTTA (PIERO EX-MORAND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54701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LIM ALIMENTARI</text:p>
          </table:table-cell>
          <table:table-cell table:style-name="ce1" office:value-type="string" calcext:value-type="string">
            <text:p>FINO ANTON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43492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ACQUISTI ORTOFRUTT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0-99333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ACQUISTI ORTOFRUTTA FERRAR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61324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AMBROSI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737334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ALL CENTER ROZZANO PER PAG. LUN-&gt;VEN 13.30-&gt;17.00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575840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ENTRAL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5758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ONTROLLO QUALIT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0-993339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ONTROLLO QUALITA E RIC.MERCI – FONTA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701483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URRO' – ORDINI ORTOFRUTT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0-701483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FERRARI GIORGIO – PER ORARI SCARICO E RITARDI VETTO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6-667762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FERRARI RENZ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05880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FONTANA – CONTROLLO QUALITA' – INVIO DDT GIORNALIER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0-7014818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INVIO DDT GIORNALIERI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DP320112@SMA.IT" xlink:type="simple">DP320112@SMA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IVA VIMERCAT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57583368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PER FATTURA NON PAGATE DISABBINATA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DISABBINATO_SMA@ACCENTURE.COM" xlink:type="simple">DISABBINATO_SMA@ACCENTURE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PER RICHIEDERE LORO FT SCONTI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CONTABILITA.CLIENTI@ACCENTURE.COM" xlink:type="simple">CONTABILITA.CLIENTI@ACCENTURE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PORTINERI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0-993332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RICEVIMENTO MERCI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30-993339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X CASSE IFC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70148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OFFIATI (PER TRATTORE)</text:p>
          </table:table-cell>
          <table:table-cell table:style-name="ce1" office:value-type="string" calcext:value-type="string">
            <text:p>FRACCA DAVID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412389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OFFIATI (PER TRATTORE)</text:p>
          </table:table-cell>
          <table:table-cell table:style-name="ce1" office:value-type="string" calcext:value-type="string">
            <text:p>OFFICINA (FRACCA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602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OFFIATI (PER TRATTORE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7904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OFFIATI (PER TRATTOR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0101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OLDINI NELL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428058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OLDINI NELL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131-85456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OLDINI NELL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31-85446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OLOSOLE S.R.L. (BRESCIA)</text:p>
          </table:table-cell>
          <table:table-cell table:style-name="ce1" office:value-type="string" calcext:value-type="string">
            <text:p>FELIC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018523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OLOSOLE S.R.L. (BRESCIA)</text:p>
          </table:table-cell>
          <table:table-cell table:style-name="ce1" office:value-type="string" calcext:value-type="string">
            <text:p>FELIC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21614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PAGNA</text:p>
          </table:table-cell>
          <table:table-cell table:style-name="ce1" office:value-type="string" calcext:value-type="string">
            <text:p>ANTONIO MAREND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9-504640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PEDIZIONIERE AVESANI DINO</text:p>
          </table:table-cell>
          <table:table-cell table:style-name="ce1" office:value-type="string" calcext:value-type="string">
            <text:p>(LAVORA PER RENATO EXPORT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082054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SPEDIZIONIERE AVESANI DINO</text:p>
          </table:table-cell>
          <table:table-cell table:style-name="ce1" office:value-type="string" calcext:value-type="string">
            <text:p>PER DOCUMENTI DOGANA EXPORT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082058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SPEDIZIONIERE AVESANI D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446154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SPINELLI CLAUD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9716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PINELLI CLAUDIO</text:p>
          </table:table-cell>
          <table:table-cell table:style-name="ce1" office:value-type="string" calcext:value-type="string">
            <text:p>ABITAZIONE CORRAD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9716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PINELLI CLAUD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0-4934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TEGANO LUCIANO (PRODUTTORE MELON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803651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TERZI GIORGIO (VALEGGI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96505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UPER GI BI (MILANO)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3651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UPER GI BI (MILANO)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3608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UPER GI BI (MIL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51888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UPERMERCATI GRISI SRL</text:p>
          </table:table-cell>
          <table:table-cell table:style-name="ce1" office:value-type="string" calcext:value-type="string">
            <text:p>SIG.VALENT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65206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UPERMERCATI GRISI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15103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18 (POSTEGGIO TORINO)</text:p>
          </table:table-cell>
          <table:table-cell table:style-name="ce1" office:value-type="string" calcext:value-type="string">
            <text:p>SIGN.FABAR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3493735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ARGA (AZ.AGR.)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22974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ARGA ROBERT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52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ARGA ROBERTO</text:p>
          </table:table-cell>
          <table:table-cell table:style-name="ce1" office:value-type="string" calcext:value-type="string">
            <text:p>FIGLIO ALESSIO LAVO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20505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ARGA ROBERTO</text:p>
          </table:table-cell>
          <table:table-cell table:style-name="ce1" office:value-type="string" calcext:value-type="string">
            <text:p>FIGLIO ALESSIO PERSONA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62546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ARGA ROBERTO</text:p>
          </table:table-cell>
          <table:table-cell table:style-name="ce1" office:value-type="string" calcext:value-type="string">
            <text:p>POST.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ASSO RODOLF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6-5002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ASSO RODOLF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45649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ASSO RODOLF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6-30451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CNOCASA (ISOLA DELLA SCALA)</text:p>
          </table:table-cell>
          <table:table-cell table:style-name="ce1" office:value-type="string" calcext:value-type="string">
            <text:p>TITOLARE TOMASETTO GIOV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941026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CNOCASA (ISOLA DELLA SCAL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3043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CNOCASA (ISOLA DELLA SCA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42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CNOFER (OSTIGL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86-80243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LECOM ITALIA</text:p>
          </table:table-cell>
          <table:table-cell table:style-name="ce1" office:value-type="string" calcext:value-type="string">
            <text:p>PER DISDETTA UTENZA TELEFONIC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803308187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ELECOM ITALIA</text:p>
          </table:table-cell>
          <table:table-cell table:style-name="ce1" office:value-type="string" calcext:value-type="string">
            <text:p>TECNICO CHE HA RISOLTO PROB.ADSL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28323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LECOM ITALIA – TECNICO</text:p>
          </table:table-cell>
          <table:table-cell table:style-name="ce1" office:value-type="string" calcext:value-type="string">
            <text:p>VENUTO 04/2011 PER PROB. ADSL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684013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LEFONITALIA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-820089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LEFONITALIA</text:p>
          </table:table-cell>
          <table:table-cell table:style-name="ce1" office:value-type="string" calcext:value-type="string">
            <text:p>TECNICO MAURIZ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76488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LEFONITAL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8522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MU BV HOLLAND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3172562439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MU BV HOLLAND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317256731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NDE DA SOLE (ISOLA D. SCALA)</text:p>
          </table:table-cell>
          <table:table-cell table:style-name="ce1" office:value-type="string" calcext:value-type="string">
            <text:p>FAUS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028625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NDE DA SOLE (ISOLA D. SCALA)</text:p>
          </table:table-cell>
          <table:table-cell table:style-name="ce1" office:value-type="string" calcext:value-type="string">
            <text:p>FAUS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92519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LUIGI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5038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LUIG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7306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LUIGINO “UFFICIO”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802018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5463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80080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A ORT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28-60010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A OR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60121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DEMET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334623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MOGLIE DEMETRIO PER PAG: MODEST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91917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ROBERTO (PER FATTU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57530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RUB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2180898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181801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UG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36750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AMORE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28-347015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TERRE EUGANEE SOC.COOP.A R.L.</text:p>
          </table:table-cell>
          <table:table-cell table:style-name="ce1" office:value-type="string" calcext:value-type="string">
            <text:p>X IMBALLAGGI IFCO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COMMERCIALE@TERREEUGANEE.IT" xlink:type="simple">COMMERCIALE@TERREEUGANEE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E EUGANEE SOC.COOP.A R.L.</text:p>
          </table:table-cell>
          <table:table-cell table:style-name="ce1" office:value-type="string" calcext:value-type="string">
            <text:p>X IMBALLAGGI: STEFANI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9-77853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E EUGANEE SOC.COOP.A R.L.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9-77808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ON VITTORIO</text:p>
          </table:table-cell>
          <table:table-cell table:style-name="ce1" office:value-type="string" calcext:value-type="string">
            <text:p>PER LAVORAZIONE GREZZ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464100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SINI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8506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SINI</text:p>
          </table:table-cell>
          <table:table-cell table:style-name="ce1" office:value-type="string" calcext:value-type="string">
            <text:p>ABITAZIONE SOREL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324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SINI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063359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SI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850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SINI </text:p>
          </table:table-cell>
          <table:table-cell table:style-name="ce1" office:value-type="string" calcext:value-type="string">
            <text:p>COMMERCIALISTA STUDIO BELLE'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2514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STON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332080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STONE GIUSEPPE</text:p>
          </table:table-cell>
          <table:table-cell table:style-name="ce1" office:value-type="string" calcext:value-type="string">
            <text:p>COMPARE DI LUCCI GREGO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42676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ZZA (BUTTAPIETRA) (VITANATURE PRODUCE)</text:p>
          </table:table-cell>
          <table:table-cell table:style-name="ce1" office:value-type="string" calcext:value-type="string">
            <text:p>RESP.ACQUISTI SIG. CAZADOR STEF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396271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ZZA (BUTTAPIETRA) (VITANATURE PRODUC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5667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ZZA F.LLI AZ AGRICOLA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3314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ZZA F.LLI AZ AGRICOLA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-855034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ZZA F.LLI AZ AGRICOLA</text:p>
          </table:table-cell>
          <table:table-cell table:style-name="ce1" office:value-type="string" calcext:value-type="string">
            <text:p>GIAMPIET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33146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ZZA F.LLI AZ AGRICO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55065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HIND SATNAM SINGH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7-913573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ATI SOC.COOP. (FOGGIA)</text:p>
          </table:table-cell>
          <table:table-cell table:style-name="ce1" office:value-type="string" calcext:value-type="string">
            <text:p>PIET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0577554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IATI SOC.COOP. (FOGGI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82-42117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ATI SOC.COOP. (FOGG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42117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EFFE (LA TIEFFE ORTOF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111393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EFFE (LA TIEFFE ORTOF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67518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EFFE (LA TIEFFE ORTOF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7517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M</text:p>
          </table:table-cell>
          <table:table-cell table:style-name="ce1" office:value-type="string" calcext:value-type="string">
            <text:p>REFERENTE: BARBARA CHIORLIN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9-781373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M</text:p>
          </table:table-cell>
          <table:table-cell table:style-name="ce1" office:value-type="string" calcext:value-type="string">
            <text:p>REFERENTE: BARBARA CHIORLIN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781361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M (ALESSANDRO BARONI)</text:p>
          </table:table-cell>
          <table:table-cell table:style-name="ce1" office:value-type="string" calcext:value-type="string">
            <text:p>RAPPRESENTANT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27251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M PER GUAS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8008469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OZZO FRATELLI</text:p>
          </table:table-cell>
          <table:table-cell table:style-name="ce1" office:value-type="string" calcext:value-type="string">
            <text:p>FABRIZ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66615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OZZO FRATELLI</text:p>
          </table:table-cell>
          <table:table-cell table:style-name="ce1" office:value-type="string" calcext:value-type="string">
            <text:p>LUIG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882321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OZZO FRATEL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6-33718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OZZO PIERINO GOBETT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1-49011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OZZO PIERINO GOBETTO</text:p>
          </table:table-cell>
          <table:table-cell table:style-name="ce1" office:value-type="string" calcext:value-type="string">
            <text:p>S.ANNA DI CHIOGIA VENEZI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49017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OZZO PIERINO GOBET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411440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POLITOGRAFIA GI B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3916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POLITOGRAFIA GI B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07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GNOLI LUSIA RENZ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45644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GNOLI LUSIA RENZ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3448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MEZZOLI (GEOMETR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30011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MEZZOLI (GEOMETR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11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MEZZOLI (GEOMETR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32237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MIOLO STUDIO ASSOCIAT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7301089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TOMIOLO STUDIO ASSOCIATO</text:p>
          </table:table-cell>
          <table:table-cell table:style-name="ce1" office:value-type="string" calcext:value-type="string">
            <text:p>GIOV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4-108434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MIOLO STUDIO ASSOCIATO</text:p>
          </table:table-cell>
          <table:table-cell table:style-name="ce1" office:value-type="string" calcext:value-type="string">
            <text:p>UFFICI VERO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033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MIOLO STUDIO ASSOCIAT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232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TOP FRUIT</text:p>
          </table:table-cell>
          <table:table-cell table:style-name="ce1" office:value-type="string" calcext:value-type="string">
            <text:p>MERCATO TRIESTE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0-30701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P FRUIT</text:p>
          </table:table-cell>
          <table:table-cell table:style-name="ce1" office:value-type="string" calcext:value-type="string">
            <text:p>MERCATO TRIEST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0-30400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P FRUIT (POSTEGGIO PADOVA)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9114852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OP FRUIT (POSTEGGIO 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5407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ORRESANI ANDRE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0047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938611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0059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DIEG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106019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GREEN FRUIT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93865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938507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SATTO ANDRE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51150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SATTO FRUIT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2-73988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P PALLET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331344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RANSFER TRADE</text:p>
          </table:table-cell>
          <table:table-cell table:style-name="ce1" office:value-type="string" calcext:value-type="string">
            <text:p>ANTONELLA FACCHINELL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1468855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TRANSFER TRADE</text:p>
          </table:table-cell>
          <table:table-cell table:style-name="ce1" office:value-type="string" calcext:value-type="string">
            <text:p>ANTONELLA FACCHINELLI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ANTONELLAFACCHINELLI@T-TRADE.IT" xlink:type="simple">ANTONELLAFACCHINELLI@T-TRADE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ANGE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9104223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AUTISTA MAURIZ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674199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AUTISTA MAURIZIO “PERSONALE”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50743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AUTISTA SANDRO “RAGIONIERE”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5821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32594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NSLUS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74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NSLUS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2" office:value-type="string" calcext:value-type="string">
            <text:p>0425-60775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NSLUS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856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DELLI QUANTI TRASPORTI</text:p>
          </table:table-cell>
          <table:table-cell table:style-name="ce1" office:value-type="string" calcext:value-type="string">
            <text:p>MAGNOLIA MATTE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01545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DELLI QUANTI TRASPORTI</text:p>
          </table:table-cell>
          <table:table-cell table:style-name="ce1" office:value-type="string" calcext:value-type="string">
            <text:p>SAN NICANDRO GARG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17505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DEVI (AQUILA)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651071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DEVI (AQUI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71185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KIARA (AVEZZANO)</text:p>
          </table:table-cell>
          <table:table-cell table:style-name="ce1" office:value-type="string" calcext:value-type="string">
            <text:p>N° DATO DA PANDOL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8630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KIARA (AVEZZ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436651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KIARA (AVEZZ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575633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KIARA (AVEZZAN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63-2239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STRANOTIR – SICILIA</text:p>
          </table:table-cell>
          <table:table-cell table:style-name="ce1" office:value-type="string" calcext:value-type="string">
            <text:p>MAR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7967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STRANOTIR – SICILIA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5-53342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TTAMENTO ACQUE ZANATTA CAR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6183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TTAMENTO ACQUE ZANATTA CARL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899021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TRATTAMENTO ACQUE ZANATTA CARLO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INFO@ZANATTACARLO.IT" xlink:type="simple">INFO@ZANATTACARLO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TTAMENTO ACQUE ZANATTA CAR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4124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I FRUTTA NICOLA CULTRON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0049-176844938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I FRUTTA NICOLA CULTRON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049-80318072641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TRI FRUTTA NICOLA CULTRONA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INFO@TRIFRUTTA.DE" xlink:type="simple">INFO@TRIFRUTTA.DE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I FRUTTA NICOLA CULTRON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049-176999354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ONCHETTO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95666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ONCHETTO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28993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OPICAL FRUIT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2-551077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OPICAL FRUIT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802283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OPICAL FRUIT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46110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AZZA BRUNO</text:p>
          </table:table-cell>
          <table:table-cell table:style-name="ce1" office:value-type="string" calcext:value-type="string">
            <text:p>SEMINA RADICCHIO € 15/ CAMPO VR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?? 347-604263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AZZA BRUNO</text:p>
          </table:table-cell>
          <table:table-cell table:style-name="ce1" office:value-type="string" calcext:value-type="string">
            <text:p>SEMINA RADICCHIO € 15/ CAMPO VR</text:p>
          </table:table-cell>
          <table:table-cell table:style-name="ce1" office:value-type="string" calcext:value-type="string">
            <text:p>TEL</text:p>
          </table:table-cell>
          <table:table-cell table:style-name="ce1" office:value-type="string" calcext:value-type="string">
            <text:p>0442-81516</text:p>
          </table:table-cell>
          <table:table-cell table:style-name="ce1" office:value-type="string" calcext:value-type="string">
            <text:p>SEMINA RADICCHIO € 15/ CAMPO VR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TURCO</text:p>
          </table:table-cell>
          <table:table-cell table:style-name="ce1" office:value-type="string" calcext:value-type="string">
            <text:p>MARTIN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3701935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URCO</text:p>
          </table:table-cell>
          <table:table-cell table:style-name="ce1" office:value-type="string" calcext:value-type="string">
            <text:p>MOGLIE: ALESSANDRA PACHER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166206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148060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C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037787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TUR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93678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TUR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001596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TURCO ALESSANDR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010713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URCO ALESSAND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00192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ELLA IMBALLAGGI</text:p>
          </table:table-cell>
          <table:table-cell table:style-name="ce1" office:value-type="string" calcext:value-type="string">
            <text:p>AUGUS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44953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ELLA IMBALLAGGI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44-785310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TURELLA IMBALLAGGI</text:p>
          </table:table-cell>
          <table:table-cell table:style-name="ce1" office:value-type="string" calcext:value-type="string">
            <text:p>MATTE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205319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ELLA IMBALLAG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4-785309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TUZZA MARIA ROSA (AZ.AGR.)</text:p>
          </table:table-cell>
          <table:table-cell table:style-name="ce1" office:value-type="string" calcext:value-type="string">
            <text:p>(VEDI MORATELLO ENRICO)</text:p>
          </table:table-cell>
          <table:table-cell table:style-name="ce1" office:value-type="string" calcext:value-type="string">
            <text:p>REMINDER</text:p>
          </table:table-cell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GOLINI MAR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271850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GOLINI MAR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91299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LISSE SRL (MERCATO PADOVA)</text:p>
          </table:table-cell>
          <table:table-cell table:style-name="ce1" office:value-type="string" calcext:value-type="string">
            <text:p>MARCHIORO DAVID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1163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LISSE SRL (MERCATO PADOVA)</text:p>
          </table:table-cell>
          <table:table-cell table:style-name="ce1" office:value-type="string" calcext:value-type="string">
            <text:p>MARCHIORO ULIS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0792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LISSE SRL (MERCATO PADOV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30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LISSE SRL (MERCATO PADOVA)</text:p>
          </table:table-cell>
          <table:table-cell table:style-name="ce1" office:value-type="string" calcext:value-type="string">
            <text:p>VENDITORE DE STEFANI ANTONEL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708000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LISSE SRL (MERCATO PADOV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9-870298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LSS - COMPRI MARCO PER TIROCINIO</text:p>
          </table:table-cell>
          <table:table-cell table:style-name="ce1" office:value-type="string" calcext:value-type="string">
            <text:p>CELLULARE PERSONA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495903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LSS - COMPRI MARCO PER TIROCINIO</text:p>
          </table:table-cell>
          <table:table-cell table:style-name="ce1" office:value-type="string" calcext:value-type="string">
            <text:p>SEGRETERI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7123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 CONSULTING SRL (BOLZAN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73-497510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UNI CONSULTING SRL (BOLZANO)</text:p>
          </table:table-cell>
          <table:table-cell table:style-name="ce1" office:value-type="string" calcext:value-type="string">
            <text:p>SVETLANA KONOBEEV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1573231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UNI CONSULTING SRL (BOLZANO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73-497500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248"/>
          <table:table-cell table:number-columns-repeated="769"/>
        </table:table-row>
        <table:table-row table:style-name="ro5">
          <table:table-cell table:style-name="ce1" office:value-type="string" calcext:value-type="string">
            <text:p>UNI CONSULTING SRL (BOLZANO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" office:value-type="string" calcext:value-type="string">
            <text:p><text:a xlink:href="mailto:S.KONOBEEVA@UNI-CONSULTING.IT" xlink:type="simple">S.KONOBEEVA@UNI-CONSULTING.IT</text:a>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248"/>
          <table:table-cell table:number-columns-repeated="769"/>
        </table:table-row>
        <table:table-row table:style-name="ro5">
          <table:table-cell table:style-name="ce1" office:value-type="string" calcext:value-type="string">
            <text:p>UNI CONSULTING SRL (BOLZANO)</text:p>
          </table:table-cell>
          <table:table-cell table:style-name="ce1"/>
          <table:table-cell table:style-name="ce1" office:value-type="string" calcext:value-type="string">
            <text:p>WEB</text:p>
          </table:table-cell>
          <table:table-cell table:style-name="ce1" office:value-type="string" calcext:value-type="string">
            <text:p><text:a xlink:href="http://WWW.UNI-CONSULTING.EU/" xlink:type="simple">WWW.UNI-CONSULTING.EU</text:a>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UNICOMM SRL</text:p>
          </table:table-cell>
          <table:table-cell table:style-name="ce1" office:value-type="string" calcext:value-type="string">
            <text:p>OPERATORE ORTOFRUTTA FABIO FRANZO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268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OMM SRL</text:p>
          </table:table-cell>
          <table:table-cell table:style-name="ce1" office:value-type="string" calcext:value-type="string">
            <text:p>PADOV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30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OMM SRL</text:p>
          </table:table-cell>
          <table:table-cell table:style-name="ce1" office:value-type="string" calcext:value-type="string">
            <text:p>RESP.ACQUISTI ORTOF. SIG.GHELLER VITTOR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300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DIEGO BORTOLOT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85608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DIEGO BORTOLOTT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3307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DIEGO BORTOLOT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3307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ROBERTO SCEVAROL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4-695798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ROBERTO SCEVAROL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493902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ROBERTO SCEVAROL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48714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REDIT FILIALE ISOLA</text:p>
          </table:table-cell>
          <table:table-cell table:style-name="ce1" office:value-type="string" calcext:value-type="string">
            <text:p>DIRETTORE MORELATO GIACO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855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REDIT FILIALE ISOLA</text:p>
          </table:table-cell>
          <table:table-cell table:style-name="ce1" office:value-type="string" calcext:value-type="string">
            <text:p>DIRETTORE MORELATO GIACOM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1815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UNICREDITO</text:p>
          </table:table-cell>
          <table:table-cell table:style-name="ce1" office:value-type="string" calcext:value-type="string">
            <text:p>DIEGO BORTOLOTTO</text:p>
          </table:table-cell>
          <table:table-cell table:style-name="ce1" office:value-type="string" calcext:value-type="string">
            <text:p>MAIL</text:p>
          </table:table-cell>
          <table:table-cell table:style-name="ce8" office:value-type="string" calcext:value-type="string">
            <text:p><text:a xlink:href="mailto:DIEGO.BORTOLOTTO@UNICREDIT.EU" xlink:type="simple">DIEGO.BORTOLOTTO@UNICREDIT.EU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ONE AGRICOLTORI ISOLA DELLA SCALA</text:p>
          </table:table-cell>
          <table:table-cell table:style-name="ce1" office:value-type="string" calcext:value-type="string">
            <text:p>DIRETTO LUC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886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ONE AGRICOLTORI ISOLA DELLA SCALA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034964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ONE AGRICOLTORI ISOLA DELLA SCA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30004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ONE AGRICOLTORI ISOLA DELLA SCA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886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ONE AGRICOLTORI VERONA</text:p>
          </table:table-cell>
          <table:table-cell table:style-name="ce1" office:value-type="string" calcext:value-type="string">
            <text:p>FRANCESCA QUINTANINI X CONTRIBUT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88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.S.D. SRL (IMPIANTO ALLARM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305465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V.S.D. SRL (IMPIANTO ALLARME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info@vsd-sistemi.com" xlink:type="simple">info@vsd-sistemi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.S.D. SRL (IMPIANTO ALLARM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30545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GNARELLI ENRI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701427</text:p>
          </table:table-cell>
          <table:table-cell table:style-name="ce1" office:value-type="string" calcext:value-type="string">
            <text:p>AZ.AGR. MONTEPRANDONE (APRICENA)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VAGNARELLI ENRI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70435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LENTI (CORRIDONIA DI MACERATA)</text:p>
          </table:table-cell>
          <table:table-cell table:style-name="ce1" office:value-type="string" calcext:value-type="string">
            <text:p>PER VERZ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247409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LLE PIETRO FRANCESC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2-55180342</text:p>
          </table:table-cell>
          <table:table-cell table:style-name="ce1" office:value-type="string" calcext:value-type="string">
            <text:p>POSTEGGIO MILANO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VALLE PIETRO FRANCES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317391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LLE PIETRO FRANCES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41-5925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LPE IMBALLAGGI (IMBALL. LEGNO)</text:p>
          </table:table-cell>
          <table:table-cell table:style-name="ce1" office:value-type="string" calcext:value-type="string">
            <text:p>VITTO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969152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LPE IMBALLAGGI (IMBALL. LEGN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796159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VALPE IMBALLAGGI (IMBALL. LEGNO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valpe.imballaggi@tin.it" xlink:type="simple">valpe.imballaggi@tin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LPE IMBALLAGGI (IMBALL. LEG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9217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RA SNC</text:p>
          </table:table-cell>
          <table:table-cell table:style-name="ce1" office:value-type="string" calcext:value-type="string">
            <text:p>BATTERIE TREVENZUOL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3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RA SNC</text:p>
          </table:table-cell>
          <table:table-cell table:style-name="ce1" office:value-type="string" calcext:value-type="string">
            <text:p>BATTERIE TREVENZUOL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64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CHINI CARLET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600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DITTI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31917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DITT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854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RI LIVI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86-80253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TO BANCA (FABRIZIO MORA)</text:p>
          </table:table-cell>
          <table:table-cell table:style-name="ce1" office:value-type="string" calcext:value-type="string">
            <text:p>UFFICIO DIRET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2752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TO BANCA (FABRIZIO MOR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4-697211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TO BANCA (FABRIZIO MOR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222582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VENETO BANCA (FABRIZIO MORA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" office:value-type="string" calcext:value-type="string">
            <text:p><text:a xlink:href="mailto:FABRIZIO.MORA@VENETOBANCA.IT" xlink:type="simple">FABRIZIO.MORA@VENETOBANCA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TO BANCA (FABRIZIO MO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2254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TO BANCA (FILIALE BOVOLONE)</text:p>
          </table:table-cell>
          <table:table-cell table:style-name="ce1" office:value-type="string" calcext:value-type="string">
            <text:p>BEATRIC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013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TO BANCA (FILIALE BOVOLONE)</text:p>
          </table:table-cell>
          <table:table-cell table:style-name="ce1" office:value-type="string" calcext:value-type="string">
            <text:p>CAPO AREA: GENNAR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8833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TO BANCA (FILIALE BOVOLONE)</text:p>
          </table:table-cell>
          <table:table-cell table:style-name="ce1" office:value-type="string" calcext:value-type="string">
            <text:p>LUIGINO ISEL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1-683341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TO BANCA (FILIALE BOVOLON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90148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TURI CAR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48058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TURI CAR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187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TURI MIR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827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TURI MI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96084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DE EUROPA (UDINE)</text:p>
          </table:table-cell>
          <table:table-cell table:style-name="ce1" office:value-type="string" calcext:value-type="string">
            <text:p>MATTIA (FIGLIO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460076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DE EUROPA (UDINE)</text:p>
          </table:table-cell>
          <table:table-cell table:style-name="ce1" office:value-type="string" calcext:value-type="string">
            <text:p>SIG.RA TERESA (TITOLARE PER PAG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040523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DE EUROPA (UDIN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32-5202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DE EUROPA (UDI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2-5202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DE EUROPA ZEVIO</text:p>
          </table:table-cell>
          <table:table-cell table:style-name="ce1" office:value-type="string" calcext:value-type="string">
            <text:p>BELLI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9790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DE EUROPA ZEVIO</text:p>
          </table:table-cell>
          <table:table-cell table:style-name="ce1" office:value-type="string" calcext:value-type="string">
            <text:p>BELLI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0683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ONA SUD SISTEMI</text:p>
          </table:table-cell>
          <table:table-cell table:style-name="ce1" office:value-type="string" calcext:value-type="string">
            <text:p>PER PROGRAMMI CONTABILITA'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955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TRAS</text:p>
          </table:table-cell>
          <table:table-cell table:style-name="ce1" office:value-type="string" calcext:value-type="string">
            <text:p>ABITAZIONE FRANCESCO FURFAR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6097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TRAS</text:p>
          </table:table-cell>
          <table:table-cell table:style-name="ce1" office:value-type="string" calcext:value-type="string">
            <text:p>ALA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769030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AREGGIO FRUTTA DI VANNUCCI</text:p>
          </table:table-cell>
          <table:table-cell table:style-name="ce1" office:value-type="string" calcext:value-type="string">
            <text:p>MERCATO VIAREGG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84-39216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CENTINI ALESSANDR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56825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CENTINI SANTO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124273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CENTINI SANTO</text:p>
          </table:table-cell>
          <table:table-cell table:style-name="ce1" office:value-type="string" calcext:value-type="string">
            <text:p>SAN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083204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CENTINI SAN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13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CANTELE BATIST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93-312362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STUDIO ROCCO VERSAC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7767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STUDIO ROCCO VERSAC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75172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8245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ZANDONA' CAR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84442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FRUT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981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FRUT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9811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FRUTTA (GIANCARL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981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FRUTTA (GIANCARL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9817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FRUTTA (MATTE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9812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FRUTTA (MATTE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9812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NCI GIOVANNI (PUGLIE)</text:p>
          </table:table-cell>
          <table:table-cell table:style-name="ce1" office:value-type="string" calcext:value-type="string">
            <text:p>AZIENDA BRINDISI E META' PON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8306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PAK (CASSETTE POLISTIROLO) AZ CESSATA</text:p>
          </table:table-cell>
          <table:table-cell table:style-name="ce1" office:value-type="string" calcext:value-type="string">
            <text:p>NUOVO PROP.FEDER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54898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PAK (CASSETTE POLISTIROLO) AZ CESSATA</text:p>
          </table:table-cell>
          <table:table-cell table:style-name="ce1" office:value-type="string" calcext:value-type="string">
            <text:p>VIVIANI VALTER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5299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TTORIA ASSICURAZIONI</text:p>
          </table:table-cell>
          <table:table-cell table:style-name="ce1" office:value-type="string" calcext:value-type="string">
            <text:p>ISOLA DELLA SCA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2320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VITTORIA ASSICURAZIONI</text:p>
          </table:table-cell>
          <table:table-cell table:style-name="ce1" office:value-type="string" calcext:value-type="string">
            <text:p>ISOLA DELLA SCA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2333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ZAFFANI MASSI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85669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MBLERLA MAURI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4-5474921</text:p>
          </table:table-cell>
          <table:table-cell table:style-name="ce1" office:value-type="string" calcext:value-type="string">
            <text:p>MAGAZZINO A CASAZZA (LUI è DI OSTIGLIA) COMPRA LATTUG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AMMINISTRAZIONE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36439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AUREL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50757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2293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36350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6372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MBOTTO GIUSEPPE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48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MBOTTO GIUSEPP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3341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NARINI LUCIANO (MODENA)</text:p>
          </table:table-cell>
          <table:table-cell table:style-name="ce1" office:value-type="string" calcext:value-type="string">
            <text:p>GIOV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5155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NARINI LUCIANO (MODENA)</text:p>
          </table:table-cell>
          <table:table-cell table:style-name="ce1" office:value-type="string" calcext:value-type="string">
            <text:p>MAURO (PER PAGAMENTI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5155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NARINI LUCIANO (MODEN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9-7989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NARINI LUCIANO (MODEN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9-97728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NARINI LUCIANO (MODE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9-97721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NOLINI S.R.L.</text:p>
          </table:table-cell>
          <table:table-cell table:style-name="ce1" office:value-type="string" calcext:value-type="string">
            <text:p>CLAUDIO TONOLI AMMINISTRATO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8588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NOLINI S.R.L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33563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NOLINI S.R.L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0012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PPOLA CLEMENTE E MARCO AZ.AGR.</text:p>
          </table:table-cell>
          <table:table-cell table:style-name="ce1" office:value-type="string" calcext:value-type="string">
            <text:p>CLEMENT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133419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ZAPPOLA CLEMENTE E MARCO AZ.AGR.</text:p>
          </table:table-cell>
          <table:table-cell table:style-name="ce1" office:value-type="string" calcext:value-type="string">
            <text:p>MAR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46365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PPOLA CLEMENTE E MARCO AZ.AGR.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64126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PPOLA CLEMENTE E MARCO AZ.AGR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4126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ERBINATI</text:p>
          </table:table-cell>
          <table:table-cell table:style-name="ce1" office:value-type="string" calcext:value-type="string">
            <text:p>ABITAZIONE GIORG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42-42948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ERBINATI</text:p>
          </table:table-cell>
          <table:table-cell table:style-name="ce1" office:value-type="string" calcext:value-type="string">
            <text:p>ENR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131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ERBINATI</text:p>
          </table:table-cell>
          <table:table-cell table:style-name="ce1" office:value-type="string" calcext:value-type="string">
            <text:p>GIORG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131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ERBINAT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42-42920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OBOLETTI AFRO (MARCHE)</text:p>
          </table:table-cell>
          <table:table-cell table:style-name="ce1" office:value-type="string" calcext:value-type="string">
            <text:p>UFFICIO: PIER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65952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OBOLETTI AFRO (MARCH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2941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UARI GINO</text:p>
          </table:table-cell>
          <table:table-cell table:style-name="ce1" office:value-type="string" calcext:value-type="string">
            <text:p>DIEG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005495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UARI G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450520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office:value-type="string" calcext:value-type="string">
            <text:p>RUSSIA MEDIATORE GIANNI FORNASIERO</text:p>
          </table:table-cell>
          <table:table-cell/>
          <table:table-cell office:value-type="string" calcext:value-type="string">
            <text:p>REMINDER</text:p>
          </table:table-cell>
          <table:table-cell table:style-name="ce3"/>
          <table:table-cell table:number-columns-repeated="1018"/>
        </table:table-row>
        <table:table-row table:style-name="ro3">
          <table:table-cell office:value-type="string" calcext:value-type="string">
            <text:p>INDIANI – KUMAR (FORSE è SEMPRE IL BARBA)</text:p>
          </table:table-cell>
          <table:table-cell office:value-type="string" calcext:value-type="string">
            <text:p>NOGARA/OSTIGLIA – MELANZANE PEPERONCINI</text:p>
          </table:table-cell>
          <table:table-cell office:value-type="string" calcext:value-type="string">
            <text:p>CELL</text:p>
          </table:table-cell>
          <table:table-cell table:style-name="ce3" office:value-type="string" calcext:value-type="string">
            <text:p>333-470269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ILLANI E PARTNER – PER FINANZIAMENTO ESTERO</text:p>
          </table:table-cell>
          <table:table-cell office:value-type="string" calcext:value-type="string">
            <text:p>(NUMERO PASSATO DA TURCO) FIMEZ DR.SEGU</text:p>
          </table:table-cell>
          <table:table-cell office:value-type="string" calcext:value-type="string">
            <text:p>TEL</text:p>
          </table:table-cell>
          <table:table-cell table:style-name="ce3" office:value-type="string" calcext:value-type="string">
            <text:p>0382-34282</text:p>
          </table:table-cell>
          <table:table-cell table:number-columns-repeated="1018"/>
        </table:table-row>
        <table:table-row table:style-name="ro3" table:number-rows-repeated="11">
          <table:table-cell table:number-columns-repeated="3"/>
          <table:table-cell table:style-name="ce3"/>
          <table:table-cell table:number-columns-repeated="1018"/>
        </table:table-row>
        <table:table-row table:style-name="ro3" table:number-rows-repeated="30239">
          <table:table-cell table:style-name="ce1" table:number-columns-repeated="3"/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3" table:number-rows-repeated="1016631">
          <table:table-cell table:number-columns-repeated="1022"/>
        </table:table-row>
        <table:table-row table:style-name="ro6" table:number-rows-repeated="2">
          <table:table-cell table:number-columns-repeated="1022"/>
        </table:table-row>
        <table:table-row table:style-name="ro6">
          <table:table-cell table:number-columns-repeated="1022"/>
        </table:table-row>
      </table:table>
      <table:table table:name="Foglio2" table:style-name="ta2" table:print="false">
        <table:table-column table:style-name="co8" table:number-columns-repeated="256" table:default-cell-style-name="Default"/>
        <table:table-row table:style-name="ro4">
          <table:table-cell table:number-columns-repeated="256"/>
        </table:table-row>
      </table:table>
      <table:table table:name="Foglio3" table:style-name="ta3" table:print="false">
        <table:table-column table:style-name="co8" table:number-columns-repeated="256" table:default-cell-style-name="Default"/>
        <table:table-row table:style-name="ro4">
          <table:table-cell table:number-columns-repeated="256"/>
        </table:table-row>
      </table:table>
      <table:named-expressions>
        <table:named-range table:name="Excel_BuiltIn_Print_Area_1" table:base-cell-address="$Foglio1.$A$1" table:cell-range-address="$Foglio1.$A$2:.$D$1116" table:range-usable-as="print-range"/>
        <table:named-expression table:name="Excel_BuiltIn_Print_Titles_1" table:base-cell-address="$Foglio1.$A$1" table:expression="$foglio1.$b$#rif!:$iv$#rif!"/>
      </table:named-expressions>
      <table:database-ranges>
        <table:database-range table:name="__Anonymous_Sheet_DB__0" table:target-range-address="Foglio1.A2:Foglio1.AMJ1048573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Verdana" svg:font-family="Verdana"/>
    <style:font-face style:name="Tahoma" svg:font-family="Tahoma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Tahoma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  <number:text>   </number:text>
    </number:number-style>
    <number:number-style style:name="N106">
      <number:text>-</number:text>
      <number:number number:decimal-places="0" number:min-integer-digits="1" number:grouping="true"/>
      <number:text>   </number:text>
      <style:map style:condition="value()&gt;=0" style:apply-style-name="N106P0"/>
    </number:number-style>
    <number:number-style style:name="N108P0" style:volatile="true">
      <number:number number:decimal-places="2" number:min-integer-digits="1" number:grouping="true"/>
      <number:text>   </number:text>
    </number:number-style>
    <number:number-style style:name="N108">
      <number:text>-</number:text>
      <number:number number:decimal-places="2" number:min-integer-digits="1" number:grouping="true"/>
      <number:text>   </number:text>
      <style:map style:condition="value()&gt;=0" style:apply-style-name="N108P0"/>
    </number:number-style>
    <number:time-style style:name="N109">
      <number:minutes number:style="long"/>
      <number:text>.</number:text>
      <number:seconds number:style="long"/>
    </number:time-style>
    <number:number-style style:name="N110">
      <number:scientific-number number:decimal-places="1" number:min-integer-digits="1" number:min-exponent-digits="1"/>
    </number:number-style>
    <number:number-style style:name="N112P0" style:volatile="true">
      <number:text>€ </number:text>
      <number:number number:decimal-places="0" number:min-integer-digits="1" number:grouping="true"/>
    </number:number-style>
    <number:number-style style:name="N112">
      <number:text>-€ </number:text>
      <number:number number:decimal-places="0" number:min-integer-digits="1" number:grouping="true"/>
      <style:map style:condition="value()&gt;=0" style:apply-style-name="N112P0"/>
    </number:number-style>
    <number:number-style style:name="N114P0" style:volatile="true">
      <number:text>€ </number:text>
      <number:number number:decimal-places="2" number:min-integer-digits="1" number:grouping="true"/>
    </number:number-style>
    <number:number-style style:name="N114">
      <number:text>-€ 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text> € </number:text>
      <number:number number:decimal-places="0" number:min-integer-digits="1" number:grouping="true"/>
      <number:text> </number:text>
    </number:number-style>
    <number:number-style style:name="N118P1" style:volatile="true">
      <number:text>-€ </number:text>
      <number:number number:decimal-places="0" number:min-integer-digits="1" number:grouping="true"/>
      <number:text> </number:text>
    </number:number-style>
    <number:number-style style:name="N118P2" style:volatile="true">
      <number:text> €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-</number:text>
      <number:number number:decimal-places="0" number:min-integer-digits="1" number:grouping="true"/>
      <number:text> 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€ </number:text>
      <number:number number:decimal-places="2" number:min-integer-digits="1" number:grouping="true"/>
      <number:text> </number:text>
    </number:number-style>
    <number:number-style style:name="N126P1" style:volatile="true">
      <number:text>-€ </number:text>
      <number:number number:decimal-places="2" number:min-integer-digits="1" number:grouping="true"/>
      <number:text> </number:text>
    </number:number-style>
    <number:number-style style:name="N126P2" style:volatile="true">
      <number:text> €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2P0" style:volatile="true">
      <number:text>L. </number:text>
      <number:number number:decimal-places="0" number:min-integer-digits="1" number:grouping="true"/>
    </number:number-style>
    <number:number-style style:name="N132">
      <number:text>-L. </number:text>
      <number:number number:decimal-places="0" number:min-integer-digits="1" number:grouping="true"/>
      <style:map style:condition="value()&gt;=0" style:apply-style-name="N132P0"/>
    </number:number-style>
    <number:number-style style:name="N134P0" style:volatile="true">
      <number:text>L. </number:text>
      <number:number number:decimal-places="2" number:min-integer-digits="1" number:grouping="true"/>
    </number:number-style>
    <number:number-style style:name="N134">
      <number:text>-L. </number:text>
      <number:number number:decimal-places="2" number:min-integer-digits="1" number:grouping="true"/>
      <style:map style:condition="value()&gt;=0" style:apply-style-name="N134P0"/>
    </number:number-style>
    <number:number-style style:name="N138P0" style:volatile="true">
      <number:text> L. </number:text>
      <number:number number:decimal-places="0" number:min-integer-digits="1" number:grouping="true"/>
      <number:text> </number:text>
    </number:number-style>
    <number:number-style style:name="N138P1" style:volatile="true">
      <number:text>-L. </number:text>
      <number:number number:decimal-places="0" number:min-integer-digits="1" number:grouping="true"/>
      <number:text> </number:text>
    </number:number-style>
    <number:number-style style:name="N138P2" style:volatile="true">
      <number:text> L.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L. </number:text>
      <number:number number:decimal-places="2" number:min-integer-digits="1" number:grouping="true"/>
      <number:text> </number:text>
    </number:number-style>
    <number:number-style style:name="N142P1" style:volatile="true">
      <number:text>-L. </number:text>
      <number:number number:decimal-places="2" number:min-integer-digits="1" number:grouping="true"/>
      <number:text> </number:text>
    </number:number-style>
    <number:number-style style:name="N142P2" style:volatile="true">
      <number:text> L. 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text>Sì</number:text>
    </number:number-style>
    <number:number-style style:name="N144P1" style:volatile="true">
      <number:text>Sì</number:text>
    </number:number-style>
    <number:number-style style:name="N144">
      <number:text>No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Vero</number:text>
    </number:number-style>
    <number:number-style style:name="N146P1" style:volatile="true">
      <number:text>Vero</number:text>
    </number:number-style>
    <number:number-style style:name="N146">
      <number:text>Falso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text>Attivo</number:text>
    </number:number-style>
    <number:number-style style:name="N148P1" style:volatile="true">
      <number:text>Attivo</number:text>
    </number:number-style>
    <number:number-style style:name="N148">
      <number:text>Disattivo</number:text>
      <style:map style:condition="value()&gt;0" style:apply-style-name="N148P0"/>
      <style:map style:condition="value()&lt;0" style:apply-style-name="N148P1"/>
    </number:number-style>
    <number:date-style style:name="N10109" number:language="ja" number:country="JP">
      <number:day/>
      <number:text>/</number:text>
      <number:month/>
      <number:text>/</number:text>
      <number:year/>
    </number:date-style>
    <number:date-style style:name="N1011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11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10112" number:language="ja" number:country="JP">
      <number:month/>
      <number:text>月</number:text>
      <number:day/>
      <number:text>日</number:text>
    </number:date-style>
    <number:date-style style:name="N10113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4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>
      <style:table-cell-properties style:rotation-align="none"/>
      <style:text-properties style:font-name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1cm" fo:margin-right="1cm" fo:background-color="transparent" style:print-page-order="ttb" style:first-page-number="continue" style:scale-to="84%" style:writing-mode="lr-tb" style:print="charts drawings grid objects zero-values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style:print-page-order="ttb" style:first-page-number="continue" style:writing-mode="lr-tb" style:print="charts drawings objects zero-values"/>
      <style:header-style>
        <style:header-footer-properties fo:min-height="0.751cm" fo:margin-left="0cm" fo:margin-right="0cm" fo:margin-bottom="1.27cm"/>
      </style:header-style>
      <style:footer-style>
        <style:header-footer-properties fo:min-height="0.751cm" fo:margin-left="0cm" fo:margin-right="0cm" fo:margin-top="1.2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Verdana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position="0% 100%" style:font-name="Verdana" fo:font-size="7pt" fo:font-style="italic" fo:text-shadow="none" style:text-underline-style="none" fo:font-weight="bold" style:font-size-asian="7pt" style:font-style-asian="italic" style:font-weight-asian="bold" style:font-size-complex="7pt" style:font-style-complex="italic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2">00/00/0000</text:date>, <text:time style:data-style-name="N2" text:time-value="0000-00-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TAB_5f_Foglio1" style:display-name="TAB_Foglio1" style:page-layout-name="Mpm3">
      <style:header style:display="false"/>
      <style:header-left style:display="false"/>
      <style:footer style:display="false">
        <style:region-left>
          <text:p><text:span text:style-name="MT1">RUBRICA TELEFONICA</text:span></text:p>
        </style:region-left>
        <style:region-right>
          <text:p><text:span text:style-name="MT2">Pagina </text:span><text:span text:style-name="MT2"><text:page-number>1</text:page-number></text:span><text:span text:style-name="MT2"> di 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RUBRICA TELEFONICA</text:span></text:p>
        </style:region-left>
        <style:region-right>
          <text:p><text:span text:style-name="MT2">Pagina </text:span><text:span text:style-name="MT2"><text:page-number>1</text:page-number></text:span><text:span text:style-name="MT2"> di </text:span><text:span text:style-name="MT2"><text:page-count>99</text:page-count></text:span></text:p>
        </style:region-right>
      </style:footer-left>
    </style:master-page>
    <style:master-page style:name="TAB_5f_Foglio2" style:display-name="TAB_Foglio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TAB_5f_Foglio3" style:display-name="TAB_Foglio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0.4$Windows_x86 LibreOffice_project/89ea49ddacd9aa532507cbf852f2bb22b1ace28</meta:generator>
    <meta:creation-date>2006-08-22T11:19:42</meta:creation-date>
    <dc:date>2014-01-02T15:30:19.781000000</dc:date>
    <meta:editing-cycles>105</meta:editing-cycles>
    <meta:editing-duration>PT21H15M31S</meta:editing-duration>
    <meta:print-date>2011-04-05T12:02:08.39</meta:print-date>
    <meta:document-statistic meta:table-count="3" meta:cell-count="6141" meta:object-count="0"/>
    <meta:user-defined meta:name="Info 1"/>
    <meta:user-defined meta:name="Info 2"/>
    <meta:user-defined meta:name="Info 3"/>
    <meta:user-defined meta:name="Info 4"/>
  </office:meta>
</office:document-meta>
</file>